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l" svg:font-family="Ari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bold" style:text-underline-color="#ff0000" fo:font-weight="bold" officeooo:rsid="0018ca88" officeooo:paragraph-rsid="000245d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bold" style:text-underline-color="#ff0000" fo:font-weight="bold" officeooo:rsid="0018ca88" officeooo:paragraph-rsid="0006092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bold" style:text-underline-color="#ff0000" fo:font-weight="normal" officeooo:rsid="000245d0" officeooo:paragraph-rsid="000245d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bold" style:text-underline-color="#ff0000" fo:font-weight="normal" officeooo:rsid="000245d0" officeooo:paragraph-rsid="0003ece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bold" style:text-underline-color="#ff0000" fo:font-weight="normal" officeooo:rsid="000245d0" officeooo:paragraph-rsid="00060928" style:font-weight-asian="normal" style:font-weight-complex="normal"/>
    </style:style>
    <style:style style:name="P6" style:family="paragraph" style:parent-style-name="Standard">
      <style:text-properties style:font-name="Arial" style:text-underline-style="solid" style:text-underline-width="bold" style:text-underline-color="#ff0000" officeooo:rsid="0018ca88" officeooo:paragraph-rsid="00060928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a364" officeooo:paragraph-rsid="0005a36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a364" officeooo:paragraph-rsid="0006092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5a364" officeooo:paragraph-rsid="000245d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97c88" officeooo:paragraph-rsid="0006092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053a12" officeooo:paragraph-rsid="00053a12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53a12" officeooo:paragraph-rsid="0005a364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053a12" officeooo:paragraph-rsid="00060928"/>
    </style:style>
    <style:style style:name="P14" style:family="paragraph" style:parent-style-name="Standard">
      <style:paragraph-properties fo:text-align="center" style:justify-single-word="false"/>
      <style:text-properties style:font-name="Arial" officeooo:rsid="0018ca88" officeooo:paragraph-rsid="00060928"/>
    </style:style>
    <style:style style:name="P15" style:family="paragraph" style:parent-style-name="Standard">
      <style:text-properties style:font-name="Arial" officeooo:rsid="0018ca88" officeooo:paragraph-rsid="00060928"/>
    </style:style>
    <style:style style:name="P16" style:family="paragraph" style:parent-style-name="Standard">
      <style:text-properties style:font-name="Arial" officeooo:rsid="00197c88" officeooo:paragraph-rsid="00060928"/>
    </style:style>
    <style:style style:name="P17" style:family="paragraph" style:parent-style-name="Standard">
      <style:text-properties style:font-name="Arial" officeooo:rsid="001acd7a" officeooo:paragraph-rsid="00060928"/>
    </style:style>
    <style:style style:name="P18" style:family="paragraph" style:parent-style-name="Standard">
      <style:paragraph-properties fo:text-align="start" style:justify-single-word="false"/>
      <style:text-properties officeooo:paragraph-rsid="00053a12"/>
    </style:style>
    <style:style style:name="P19" style:family="paragraph" style:parent-style-name="Standard">
      <style:paragraph-properties fo:text-align="start" style:justify-single-word="false"/>
      <style:text-properties officeooo:paragraph-rsid="0005a364"/>
    </style:style>
    <style:style style:name="P20" style:family="paragraph" style:parent-style-name="Standard">
      <style:paragraph-properties fo:text-align="start" style:justify-single-word="false"/>
      <style:text-properties officeooo:paragraph-rsid="00060928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45d0"/>
    </style:style>
    <style:style style:name="T2" style:family="text">
      <style:text-properties style:font-name="Arial" style:text-underline-style="none" fo:font-weight="normal" officeooo:rsid="000245d0" style:font-weight-asian="normal" style:font-weight-complex="normal"/>
    </style:style>
    <style:style style:name="T3" style:family="text">
      <style:text-properties style:font-name="Arial" style:text-underline-style="none" fo:font-weight="normal" officeooo:rsid="00053a12" style:font-weight-asian="normal" style:font-weight-complex="normal"/>
    </style:style>
    <style:style style:name="T4" style:family="text">
      <style:text-properties officeooo:rsid="00053a12"/>
    </style:style>
    <style:style style:name="T5" style:family="text">
      <style:text-properties officeooo:rsid="0005a364"/>
    </style:style>
    <style:style style:name="T6" style:family="text">
      <style:text-properties officeooo:rsid="00060928"/>
    </style:style>
    <style:style style:name="T7" style:family="text">
      <style:text-properties officeooo:rsid="001acd7a"/>
    </style:style>
    <style:style style:name="T8" style:family="text">
      <style:text-properties officeooo:rsid="00197c88"/>
    </style:style>
    <style:style style:name="T9" style:family="text">
      <style:text-properties officeooo:rsid="001c9ff6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/>
      <text:p text:style-name="P2">Chapitre 1 : Nombres premiers et divisibilité</text:p>
      <text:p text:style-name="P14"/>
      <text:p text:style-name="P6">I – Multiples et diviseurs</text:p>
      <text:p text:style-name="P15"/>
      <text:p text:style-name="P15"><text:tab/>S’il existe un entier k tels que <text:span text:style-name="T7">a = b x k</text:span>, alors a est un multiple de b, b est un diviseur = divise a et a est divisible par b</text:p>
      <text:p text:style-name="P15"/>
      <text:p text:style-name="P15"><text:tab/>La somme de 2 multiples de a est un multiple de a car :</text:p>
      <text:p text:style-name="P15">On écrit les 2 multiples <text:span text:style-name="T8">a x c et a x d </text:span></text:p>
      <text:p text:style-name="P16">La somme s’écrit donc a x c + a x d = a(c+d) = a x e avec e = c+d.</text:p>
      <text:p text:style-name="P16"/>
      <text:p text:style-name="P6">II – Nombres pairs et impairs</text:p>
      <text:p text:style-name="P16"/>
      <text:p text:style-name="P16"><text:tab/>S’il existe un entier p tels que n = 2p, alors n est pair. Au contraire s’il existe un entier p tels que n = 2p+1, alors n est impair</text:p>
      <text:p text:style-name="P16"><text:tab/></text:p>
      <text:p text:style-name="P16"><text:tab/>Le carré d’un nombre impair est impair</text:p>
      <text:p text:style-name="P16"/>
      <text:p text:style-name="P6">III – Nombres premiers</text:p>
      <text:p text:style-name="P16"/>
      <text:p text:style-name="P16"><text:tab/>Un nombre est premier s’il ne possède que 2 diviseurs, pas plus pas moins, 1 et lui-même. 1 et 0 ne sont pas premiers</text:p>
      <text:p text:style-name="P16"/>
      <text:p text:style-name="P16">Méthode pour savoir si un nombre n est premiers</text:p>
      <text:p text:style-name="P16"><text:tab/></text:p>
      <text:p text:style-name="P16">1. Crit<text:span text:style-name="T9">è</text:span>res de divisibilités (pair = divisible par 2, finit par 0, divisible par 10, etc)</text:p>
      <text:p text:style-name="P16">2. Calcul de <draw:g text:anchor-type="as-char" svg:y="-0.342cm" draw:z-index="0" draw:style-name="gr1"><svg:title>TexMaths</svg:title><svg:desc>12§display§\sqrt{n}§svg§600§FALSE§</svg:desc><draw:g draw:style-name="gr2"><draw:path draw:style-name="gr155" draw:text-style-name="P21" svg:width="0.559cm" svg:height="0.376cm" svg:x="0.001cm" svg:y="0.022cm" svg:viewBox="0 0 560 377" svg:d="M280 377c-94 0-186 0-280 0 0-126 0-251 0-377 186 0 373 0 560 0 0 126 0 251 0 377-94 0-188 0-280 0z"><text:p/></draw:path><draw:path draw:style-name="gr156" draw:text-style-name="P22" svg:width="0.326cm" svg:height="0.42cm" svg:x="0.01cm" svg:y="0.001cm" svg:viewBox="0 0 327 421" svg:d="M133 376c-25-54-49-108-74-162-4-7-5-7-6-7s-3 0-7 3c-14 10-28 20-41 29-5 5-5 6-5 7 0 2 1 5 4 5 2 0 9-6 14-9 2-3 10-8 13-11 28 61 57 122 84 182 3 8 5 8 9 8 6 0 7-3 10-9 64-132 128-263 190-395 3-6 3-7 3-9 0-3-4-8-9-8-2 0-5 2-8 10-59 122-118 244-177 366z"><text:p/></draw:path><draw:path draw:style-name="gr157" draw:text-style-name="P22" svg:width="0.252cm" svg:height="0.016cm" svg:x="0.329cm" svg:y="0.001cm" svg:viewBox="0 0 253 17" svg:d="M127 17c-42 0-85 0-127 0 0-6 0-11 0-17 84 0 168 0 253 0 0 6 0 11 0 17-42 0-84 0-126 0z"><text:p/></draw:path><draw:path draw:style-name="gr158" draw:text-style-name="P22" svg:width="0.227cm" svg:height="0.19cm" svg:x="0.342cm" svg:y="0.156cm" svg:viewBox="0 0 228 191" svg:d="M24 161c-1 6-4 17-4 18 0 9 6 12 12 12 5 0 14-3 16-12 1-1 6-20 8-31 4-13 6-27 10-39 2-8 5-18 7-27 1-7 5-19 5-22 6-12 29-50 68-50 20 0 23 15 23 28 0 27-20 81-27 99-4 10-4 14-4 19 0 19 14 35 35 35 40 0 55-61 55-65 0-5-5-5-6-5-3 0-3 2-6 9-8 27-21 52-43 52-7 0-10-4-10-15 0-10 4-20 8-29 8-23 26-69 26-94 0-27-18-44-49-44-38 0-58 26-65 36-3-23-21-36-40-36s-26 17-31 24c-7 14-12 39-12 41 0 4 4 4 5 4 3 0 5 0 7-10 7-30 16-49 30-49 8 0 13 4 13 19 0 8-1 13-6 35-8 32-17 65-25 97z"><text:p/></draw:path></draw:g></draw:g></text:p>
      <text:p text:style-name="P16">3. Test des nombres premiers inf<text:span text:style-name="T9">é</text:span>rieurs à <draw:g text:anchor-type="as-char" svg:y="-0.342cm" draw:z-index="1" draw:style-name="gr1"><svg:title>TexMaths</svg:title><svg:desc>12§display§\sqrt{n}§svg§600§FALSE§</svg:desc><draw:g draw:style-name="gr2"><draw:path draw:style-name="gr151" draw:text-style-name="P21" svg:width="0.559cm" svg:height="0.376cm" svg:x="0.001cm" svg:y="0.022cm" svg:viewBox="0 0 560 377" svg:d="M280 377c-94 0-186 0-280 0 0-126 0-251 0-377 186 0 373 0 560 0 0 126 0 251 0 377-94 0-188 0-280 0z"><text:p/></draw:path><draw:path draw:style-name="gr152" draw:text-style-name="P22" svg:width="0.326cm" svg:height="0.42cm" svg:x="0.01cm" svg:y="0.001cm" svg:viewBox="0 0 327 421" svg:d="M133 376c-25-54-49-108-74-162-4-7-5-7-6-7s-3 0-7 3c-14 10-28 20-41 29-5 5-5 6-5 7 0 2 1 5 4 5 2 0 9-6 14-9 2-3 10-8 13-11 28 61 57 122 84 182 3 8 5 8 9 8 6 0 7-3 10-9 64-132 128-263 190-395 3-6 3-7 3-9 0-3-4-8-9-8-2 0-5 2-8 10-59 122-118 244-177 366z"><text:p/></draw:path><draw:path draw:style-name="gr153" draw:text-style-name="P22" svg:width="0.252cm" svg:height="0.016cm" svg:x="0.329cm" svg:y="0.001cm" svg:viewBox="0 0 253 17" svg:d="M127 17c-42 0-85 0-127 0 0-6 0-11 0-17 84 0 168 0 253 0 0 6 0 11 0 17-42 0-84 0-126 0z"><text:p/></draw:path><draw:path draw:style-name="gr154" draw:text-style-name="P22" svg:width="0.227cm" svg:height="0.19cm" svg:x="0.342cm" svg:y="0.156cm" svg:viewBox="0 0 228 191" svg:d="M24 161c-1 6-4 17-4 18 0 9 6 12 12 12 5 0 14-3 16-12 1-1 6-20 8-31 4-13 6-27 10-39 2-8 5-18 7-27 1-7 5-19 5-22 6-12 29-50 68-50 20 0 23 15 23 28 0 27-20 81-27 99-4 10-4 14-4 19 0 19 14 35 35 35 40 0 55-61 55-65 0-5-5-5-6-5-3 0-3 2-6 9-8 27-21 52-43 52-7 0-10-4-10-15 0-10 4-20 8-29 8-23 26-69 26-94 0-27-18-44-49-44-38 0-58 26-65 36-3-23-21-36-40-36s-26 17-31 24c-7 14-12 39-12 41 0 4 4 4 5 4 3 0 5 0 7-10 7-30 16-49 30-49 8 0 13 4 13 19 0 8-1 13-6 35-8 32-17 65-25 97z"><text:p/></draw:path></draw:g></draw:g>.</text:p>
      <text:p text:style-name="P16">Si aucun nombre ne divise n, alors il est premier.</text:p>
      <text:p text:style-name="P16"/>
      <text:p text:style-name="P6">III – Fractions irréductibles</text:p>
      <text:p text:style-name="P6"/>
      <text:p text:style-name="P16"><text:tab/><text:span text:style-name="T7">Une fraction est irréductible lorsque le nominateur et dénominateur n’ont que 1 comme diviseur commun. On dit alors qu’ils sont premiers entre eux.</text:span></text:p>
      <text:p text:style-name="P16"/>
      <text:p text:style-name="P17">Pour rendre une fraction irréductible, on décompose les 2 parties en produit de facteur premier et on simplifie. <text:s/></text:p>
      <text:p text:style-name="P10"/>
      <text:p text:style-name="P2">Chapitre <text:span text:style-name="T1">2 </text:span>: <text:span text:style-name="T1">Calcul littéral</text:span></text:p>
      <text:p text:style-name="P2"/>
      <text:p text:style-name="P5">I – Règles de calcul des puissances</text:p>
      <text:p text:style-name="P5"/>
      <text:p text:style-name="P20"><text:span text:style-name="T2"><draw:g text:anchor-type="as-char" svg:y="-2.258cm" draw:z-index="3" draw:style-name="gr1"><svg:title>TexMaths</svg:title><svg:desc>12§latex§a^{-n} = \frac{1}{a^{n}} \\  \\
a^m \times a^n = a^{m+n} \\  \\
\frac{a^n}{a^m} = a^{n-m} \\  \\
(a^n)^m = a^{n\times m} \\  \\
(a \times b)^{n} = a^n \times b^{n} \\  \\§svg§600§FALSE§</svg:desc><draw:g draw:style-name="gr2"><draw:path draw:style-name="gr51" draw:text-style-name="P21" svg:width="3.337cm" svg:height="4.469cm" svg:x="0.006cm" svg:y="0.022cm" svg:viewBox="0 0 3338 4470" svg:d="M0 0c1113 0 2225 0 3338 0 0 1490 0 2980 0 4470-1113 0-2225 0-3338 0 0-1490 0-2980 0-4470z"><text:p/></draw:path><draw:path draw:style-name="gr52" draw:text-style-name="P22" svg:width="0.189cm" svg:height="0.193cm" svg:x="0.635cm" svg:y="0.173cm" svg:viewBox="0 0 190 194" svg:d="M122 157c2 17 14 35 33 35 9 0 35-6 35-41 0-7 0-15 0-23-4 0-8 0-11 0 0 8 0 16 0 23 0 25-10 28-15 28-14 0-15-19-15-22 0-27 0-56 0-84 0-18 0-33-16-49-17-17-37-24-57-24-35 0-64 20-64 48 0 13 8 19 19 19 12 0 19-8 19-19 0-5-1-18-21-19 12-15 32-19 45-19 22 0 46 16 46 54 0 4 0 10 0 15-22 1-52 3-78 16-31 14-42 36-42 54 0 35 41 45 67 45 28 0 47-18 55-37zM120 88c0 14 0 27 0 42 0 40-31 55-50 55-21 0-38-15-38-36 0-23 18-59 88-61z"><text:p/></draw:path><draw:path draw:style-name="gr53" draw:text-style-name="P22" svg:width="0.199cm" svg:height="0.013cm" svg:x="0.859cm" svg:y="0.129cm" svg:viewBox="0 0 200 14" svg:d="M188 14c5 0 12 0 12-7s-7-7-12-7c-58 0-117 0-176 0-5 0-12 0-12 6 0 8 7 8 12 8 59 0 118 0 176 0z"><text:p/></draw:path><draw:path draw:style-name="gr54" draw:text-style-name="P22" svg:width="0.179cm" svg:height="0.132cm" svg:x="1.105cm" svg:y="0.078cm" svg:viewBox="0 0 180 133" svg:d="M22 112c-2 3-3 10-3 12 0 6 5 9 10 9 6 0 11-5 12-7s3-12 5-18c1-6 4-19 7-26 1-8 3-14 5-21 3-12 3-14 12-26 8-12 22-27 44-27 17 0 18 15 18 21 0 18-13 50-18 62-4 9-5 11-5 16 0 17 13 26 29 26 29 0 42-41 42-45s-4-4-5-4c-3 0-3 1-5 5-7 24-20 36-32 36-6 0-7-5-7-11 0-7 2-11 7-24 4-8 16-40 16-56 0-29-23-34-39-34-24 0-41 14-50 26-1-20-19-26-31-26s-20 8-23 16c-7 10-11 27-11 28 0 5 4 5 5 5 5 0 5-1 6-9 5-17 11-32 21-32 9 0 11 6 11 15 0 5-3 15-5 24-2 8-6 20-7 26-3 13-6 25-9 39z"><text:p/></draw:path><draw:path draw:style-name="gr55" draw:text-style-name="P22" svg:width="0.279cm" svg:height="0.097cm" svg:x="1.461cm" svg:y="0.208cm" svg:viewBox="0 0 280 98" svg:d="M266 17c6 0 14 0 14-9 0-8-8-8-14-8-84 0-169 0-253 0-5 0-13 0-13 8 0 9 8 9 14 9 84 0 168 0 252 0zM266 98c6 0 14 0 14-8s-8-8-14-8c-84 0-168 0-252 0-6 0-14 0-14 8s8 8 13 8c84 0 169 0 253 0z"><text:p/></draw:path><draw:path draw:style-name="gr56" draw:text-style-name="P22" svg:width="0.107cm" svg:height="0.195cm" svg:x="2.075cm" svg:y="0cm" svg:viewBox="0 0 108 196" svg:d="M67 8c0-8-1-8-8-8-19 18-47 19-59 19 0 4 0 7 0 11 7 0 26 0 43-8 0 50 0 99 0 150 0 9 0 13-30 13-3 0-7 0-11 0 0 3 0 7 0 11 5 0 42-2 53-2 9 0 46 2 53 2 0-4 0-8 0-11-4 0-7 0-11 0-30 0-30-4-30-13 0-54 0-110 0-164z"><text:p/></draw:path><draw:path draw:style-name="gr57" draw:text-style-name="P22" svg:width="0.389cm" svg:height="0.016cm" svg:x="1.932cm" svg:y="0.249cm" svg:viewBox="0 0 390 17" svg:d="M0 0c130 0 260 0 390 0 0 6 0 11 0 17-130 0-260 0-390 0 0-6 0-11 0-17z"><text:p/></draw:path><draw:path draw:style-name="gr58" draw:text-style-name="P22" svg:width="0.15cm" svg:height="0.132cm" svg:x="1.95cm" svg:y="0.376cm" svg:viewBox="0 0 151 133" svg:d="M107 18c-6-10-17-18-30-18-39 0-77 42-77 84 0 29 19 49 44 49 17 0 30-8 42-20 6 18 23 20 32 20s18-6 22-15c6-11 11-28 11-29 0-5-3-4-5-5-4 0-4 1-7 10-3 14-8 31-21 31-8 0-10-6-10-15 0-4 2-15 5-22 2-9 5-21 6-27 2-7 3-15 6-23 2-7 6-21 6-22 0-6-6-10-11-10s-12 4-13 12zM88 94c-2 8-9 14-15 20-2 2-14 11-27 11-11 0-22-7-22-28 0-15 8-49 16-60 13-24 28-29 37-29 20 0 26 23 26 27 0 1-1 2-1 3-5 18-10 38-14 56z"><text:p/></draw:path><draw:path draw:style-name="gr59" draw:text-style-name="P22" svg:width="0.147cm" svg:height="0.095cm" svg:x="2.135cm" svg:y="0.33cm" svg:viewBox="0 0 148 96" svg:d="M22 72c-2 6-4 14-4 16 0 4 4 8 7 8 4 0 9-2 11-7 0-1 2-11 4-17 7-29 7-29 7-30 3-6 18-35 44-35 10 0 15 6 15 16 0 12-9 33-14 45-1 3-2 5-2 9 0 11 11 19 23 19 23 0 35-28 35-34 0-2-4-2-5-2-4 0-4 1-5 5-5 12-14 24-24 24-5 0-6-4-6-9 0-4 0-7 2-10 4-9 14-34 14-45 0-15-11-25-32-25-19 0-32 12-39 20-1-16-18-20-27-20-20 0-18 22-26 32 0 4 2 4 4 4 3 0 4-1 4-5 4-12 9-24 17-24 7 0 10 7 10 11s-3 11-4 17-3 14-5 19c-1 6-3 12-4 18z"><text:p/></draw:path><draw:path draw:style-name="gr60" draw:text-style-name="P22" svg:width="0.192cm" svg:height="0.19cm" svg:x="0.001cm" svg:y="1.188cm" svg:viewBox="0 0 193 191" svg:d="M140 26c-7-15-19-26-38-26-49 0-102 61-102 124 0 39 23 67 56 67 9 0 29-1 54-31 4 16 20 31 39 31 15 0 25-10 31-23 7-16 13-41 13-42 0-5-3-5-5-5-4 0-4 3-6 9-7 26-14 51-32 51-11 0-12-11-12-19 0-10 0-13 5-31s6-22 9-39c5-19 11-39 16-58 2-12 2-12 2-15 0-7-4-11-12-11-10 0-16 9-18 18zM113 136c-3 8-3 8-9 15-18 24-36 30-48 30-20 0-26-23-26-39 0-21 13-74 23-93 13-25 32-41 49-41 28 0 34 35 34 38 0 2-2 6-2 7-7 27-14 55-21 83z"><text:p/></draw:path><draw:path draw:style-name="gr61" draw:text-style-name="P22" svg:width="0.27cm" svg:height="0.132cm" svg:x="0.22cm" svg:y="1.091cm" svg:viewBox="0 0 271 133" svg:d="M114 107c-1 6-4 15-4 17 0 7 5 9 10 9 6 0 11-3 12-6s4-13 5-19c2-5 5-19 7-26 1-6 4-14 5-20 3-13 3-13 9-22 9-15 24-32 47-32 17 0 17 14 17 21 0 18-12 50-17 63-3 8-5 11-5 16 0 16 14 25 29 25 29 0 42-41 42-45s-3-4-5-4c-3 0-4 2-6 5-6 24-19 36-31 36-6 0-7-4-7-11 0-6 1-10 7-23 4-9 16-41 16-57 0-5 0-17-11-26-5-4-13-8-28-8-26 0-43 18-52 30-3-25-23-30-39-30-24 0-41 16-49 26-2-20-19-26-31-26-13 0-21 10-24 16-6 10-11 27-11 30s4 2 5 3c5 0 5-1 7-8 5-18 10-33 22-33 7 0 9 6 9 15 0 6-2 15-5 24-2 7-4 20-6 27-3 12-6 26-9 38-1 3-4 10-4 12 0 7 6 9 11 9s10-3 11-6 3-13 6-19c1-5 5-19 6-26 2-6 3-14 5-20 3-12 3-14 13-26 7-12 21-28 43-28 18 0 18 15 18 21 0 7-1 12-5 27-5 17-8 34-13 51z"><text:p/></draw:path><draw:path draw:style-name="gr62" draw:text-style-name="P22" svg:width="0.203cm" svg:height="0.202cm" svg:x="0.683cm" svg:y="1.168cm" svg:viewBox="0 0 204 203" svg:d="M102 89c-28-28-56-57-84-84-5-5-6-5-10-5-3 0-8 4-8 8 0 3 1 4 6 9 28 27 56 56 84 84-28 29-56 56-84 85-5 5-6 5-6 8 0 5 5 9 8 9 4 0 5-1 10-6 28-28 56-57 84-84 29 29 59 59 88 87 2 2 3 3 6 3 4 0 8-4 8-9 0-1 0-2-1-4 0-2-67-68-89-89 26-25 52-52 78-77 1-2 8-8 10-11 1-1 2-2 2-5 0-4-4-8-8-8s-5 1-10 6c-28 28-56 55-84 83z"><text:p/></draw:path><draw:path draw:style-name="gr63" draw:text-style-name="P22" svg:width="0.192cm" svg:height="0.19cm" svg:x="1.059cm" svg:y="1.188cm" svg:viewBox="0 0 193 191" svg:d="M140 26c-7-15-19-26-38-26-49 0-102 61-102 124 0 39 23 67 56 67 9 0 29-1 56-31 2 16 18 31 37 31 15 0 25-10 31-23 7-16 13-41 13-42 0-5-3-5-5-5-4 0-4 3-6 9-7 26-14 51-32 51-11 0-12-11-12-19 0-10 0-13 5-31s6-22 9-39c5-19 11-39 16-58 2-12 2-12 2-15 0-7-4-11-12-11-10 0-16 9-18 18zM113 136c-1 8-1 8-9 15-18 24-36 30-46 30-22 0-28-23-28-39 0-21 13-74 23-93 13-25 32-41 49-41 28 0 34 35 34 38 0 2-2 6-2 7-7 27-14 55-21 83z"><text:p/></draw:path><draw:path draw:style-name="gr64" draw:text-style-name="P22" svg:width="0.18cm" svg:height="0.132cm" svg:x="1.279cm" svg:y="1.091cm" svg:viewBox="0 0 181 133" svg:d="M23 112c-1 3-4 10-4 12 0 7 6 9 11 9s8-3 11-6c1-3 3-13 6-19 1-5 5-19 6-26 2-6 3-14 5-20 3-12 3-14 13-26 8-12 21-28 44-28 17 0 17 15 17 21 0 18-13 50-17 63-3 8-5 11-5 16 0 16 14 25 28 25 30 0 43-41 43-45s-3-3-5-4c-4 0-4 2-6 5-7 24-19 36-31 36-6 0-7-4-7-11 0-6 1-10 6-23 4-9 16-41 16-57 0-29-22-34-38-34-25 0-42 16-50 26-2-20-19-26-31-26-13 0-21 10-24 16-6 10-11 27-11 30s5 3 6 3c4 0 4-1 6-8 5-18 10-33 22-33 7 0 9 6 9 15 0 6-2 15-5 24-2 7-4 20-6 27-3 12-6 26-9 38z"><text:p/></draw:path><draw:path draw:style-name="gr65" draw:text-style-name="P22" svg:width="0.28cm" svg:height="0.097cm" svg:x="1.635cm" svg:y="1.219cm" svg:viewBox="0 0 281 98" svg:d="M266 17c6 0 15 0 15-9 0-8-9-8-15-8-84 0-168 0-252 0-6 0-14 0-14 8 0 9 8 9 14 9 84 0 168 0 252 0zM266 98c6 0 15 0 15-8s-9-8-15-8c-84 0-168 0-252 0-6 0-14 0-14 8s8 8 14 8c84 0 168 0 252 0z"><text:p/></draw:path><draw:path draw:style-name="gr66" draw:text-style-name="P22" svg:width="0.191cm" svg:height="0.19cm" svg:x="2.073cm" svg:y="1.188cm" svg:viewBox="0 0 192 191" svg:d="M140 26c-8-15-20-26-39-26-49 0-101 61-101 124 0 39 23 67 55 67 9 0 30-1 55-31 4 16 18 31 39 31 14 0 24-10 31-23 7-16 12-41 12-42 0-5-4-5-5-5-3 0-5 3-6 9-7 26-14 51-31 51-12 0-13-11-13-19 0-10 1-13 6-31s5-22 8-39c5-19 11-39 16-58 3-12 3-12 3-15 0-7-6-11-13-11-9 0-15 9-17 18zM113 136c-3 8-3 8-9 15-19 24-36 30-48 30-21 0-26-23-26-39 0-21 13-74 23-93 13-25 32-41 49-41 26 0 32 35 32 38 0 2 0 6-1 7-7 27-13 55-20 83z"><text:p/></draw:path><draw:path draw:style-name="gr67" draw:text-style-name="P22" svg:width="0.27cm" svg:height="0.132cm" svg:x="2.293cm" svg:y="1.091cm" svg:viewBox="0 0 271 133" svg:d="M114 107c-1 6-4 15-4 17 0 7 5 9 10 9s8-3 11-6c1-3 5-13 6-19 1-5 5-19 6-26 2-6 3-14 6-20 2-13 2-13 8-22 10-15 24-32 47-32 17 0 18 14 18 21 0 18-13 50-18 63-2 8-4 11-4 16 0 16 14 25 28 25 30 0 43-41 43-45s-3-3-5-4c-4 0-4 2-6 5-7 24-19 36-31 36-6 0-7-4-7-11 0-6 1-10 6-23 4-9 16-41 16-57 0-5 0-17-11-26-5-4-13-8-28-8-26 0-42 18-51 30-3-25-23-30-39-30-24 0-41 16-50 26-1-20-19-26-31-26s-20 10-23 16c-7 10-11 27-11 30s4 3 5 3c3 0 5-1 6-8 5-18 11-33 21-33 9 0 10 6 10 15 0 6-2 15-4 24-2 7-6 20-7 27-3 12-6 26-9 38-2 3-3 10-3 12 0 7 5 9 10 9 6 0 11-3 12-6s3-13 5-19c1-5 4-19 7-26 1-6 3-14 5-20 2-12 3-14 12-26 8-12 22-28 44-28 17 0 17 15 17 21 0 7 0 12-5 27-4 17-8 34-12 51z"><text:p/></draw:path><draw:path draw:style-name="gr68" draw:text-style-name="P22" svg:width="0.216cm" svg:height="0.217cm" svg:x="2.599cm" svg:y="1.038cm" svg:viewBox="0 0 217 218" svg:d="M115 116c30 0 61 0 91 0 4 0 11 0 11-7s-7-7-11-7c-30 0-61 0-91 0 0-30 0-61 0-91 0-4 0-11-6-11-8 0-8 7-8 11 0 30 0 61 0 91-30 0-60 0-90 0-4 0-11 0-11 7s6 7 11 7c30 0 60 0 90 0 0 30 0 60 0 90 0 5 0 12 7 12s7-7 7-12c0-30 0-60 0-90z"><text:p/></draw:path><draw:path draw:style-name="gr69" draw:text-style-name="P22" svg:width="0.179cm" svg:height="0.132cm" svg:x="2.851cm" svg:y="1.091cm" svg:viewBox="0 0 180 133" svg:d="M22 112c-2 3-3 10-3 12 0 7 5 9 10 9 6 0 11-3 12-6s3-13 5-19c1-5 4-19 7-26 1-6 3-14 5-20 2-12 3-14 12-26 8-12 22-28 44-28 17 0 18 15 18 21 0 18-13 50-18 63-4 8-5 11-5 16 0 16 13 25 29 25 29 0 42-41 42-45s-4-4-5-4c-3 0-5 2-6 5-6 24-19 36-31 36-6 0-7-4-7-11 0-6 1-10 7-23 4-9 16-41 16-57 0-29-23-34-39-34-24 0-41 16-50 26-1-20-19-26-31-26s-20 10-23 16c-7 10-11 27-11 30s4 3 5 3c3 0 5-1 6-8 5-18 11-33 21-33 9 0 10 6 10 15 0 6-2 15-4 24-2 7-6 20-7 27-3 12-6 26-9 38z"><text:p/></draw:path><draw:path draw:style-name="gr70" draw:text-style-name="P22" svg:width="0.149cm" svg:height="0.132cm" svg:x="0.09cm" svg:y="2.09cm" svg:viewBox="0 0 150 133" svg:d="M106 17c-6-10-16-17-30-17-38 0-76 41-76 84 0 29 19 49 44 49 16 0 30-9 42-21 5 18 23 21 30 21 11 0 18-7 23-17 7-10 11-27 11-28 0-4-4-4-5-4-3 0-5 1-6 8-3 15-9 33-21 33-9 0-10-7-10-15 0-6 2-15 4-24 2-7 6-20 7-26 2-7 3-16 6-23 1-7 5-21 5-23 0-6-5-9-10-9s-12 3-14 12zM88 92c-3 9-9 15-16 21-2 2-14 12-26 12s-22-9-22-29c0-16 8-48 14-60 15-24 29-29 38-29 20 0 26 23 26 27 0 1 0 3-1 3-5 18-9 37-13 55z"><text:p/></draw:path><draw:path draw:style-name="gr71" draw:text-style-name="P22" svg:width="0.147cm" svg:height="0.095cm" svg:x="0.273cm" svg:y="1.998cm" svg:viewBox="0 0 148 96" svg:d="M22 73c-2 5-4 15-4 16 0 5 5 7 8 7s8-1 10-7c0-1 4-11 5-17 7-28 5-19 7-29 2-6 18-36 43-36 11 0 16 6 16 16 0 12-10 33-15 45-1 3-2 5-2 9 0 12 11 19 24 19 22 0 34-28 34-32s-4-4-5-4c-4 0-4 1-5 5-4 13-13 24-24 24-5 0-6-4-6-9 0-3 1-6 2-10 4-9 14-33 14-45 0-15-11-25-32-25-19 0-32 12-39 22-1-18-18-22-25-22-22 0-28 32-28 34s4 2 5 2c3 0 3-1 5-4 2-12 7-25 16-25 8 0 9 7 9 12 0 3-3 11-4 16-1 6-3 14-5 19-1 6-3 13-4 19z"><text:p/></draw:path><draw:path draw:style-name="gr72" draw:text-style-name="P22" svg:width="0.462cm" svg:height="0.016cm" svg:x="0.034cm" svg:y="2.271cm" svg:viewBox="0 0 463 17" svg:d="M0 0c155 0 308 0 463 0 0 6 0 11 0 17-155 0-308 0-463 0 0-6 0-11 0-17z"><text:p/></draw:path><draw:path draw:style-name="gr73" draw:text-style-name="P22" svg:width="0.15cm" svg:height="0.132cm" svg:x="0.052cm" svg:y="2.4cm" svg:viewBox="0 0 151 133" svg:d="M107 18c-6-10-17-18-30-18-39 0-77 42-77 84 0 29 19 49 44 49 17 0 30-9 42-20 6 18 23 20 32 20s18-6 22-15c6-12 11-29 11-30 0-4-3-3-5-4-4 0-4 1-7 10-3 14-8 31-21 31-8 0-10-6-10-15 0-4 2-15 5-22 2-9 5-21 6-27 2-7 3-15 6-23 2-8 6-21 6-22 0-8-6-10-11-10s-12 4-13 12zM88 94c-3 8-9 14-15 19-3 2-14 12-27 12-11 0-22-7-22-29 0-16 8-48 16-60 13-23 28-28 37-28 20 0 26 23 26 26 0 1-1 3-1 4-5 18-10 38-14 56z"><text:p/></draw:path><draw:path draw:style-name="gr74" draw:text-style-name="P22" svg:width="0.219cm" svg:height="0.094cm" svg:x="0.237cm" svg:y="2.353cm" svg:viewBox="0 0 220 95" svg:d="M94 74c-2 5-3 12-3 14 0 4 4 7 7 7 4 0 9-1 11-7 1-5 3-11 4-16 7-29 7-29 7-30 4-6 18-35 44-35 10 0 15 5 15 15 0 12-9 33-13 45-2 4-3 6-3 10 0 11 11 18 23 18 23 0 34-28 34-33 0-2-3-2-4-2-4 0-4 0-5 5-5 12-14 23-24 23-5 0-7-4-7-8s1-7 4-12c3-8 13-32 13-43 0-15-11-25-31-25-21 0-34 12-42 23-3-22-23-23-32-23-20 0-32 12-40 20 0-18-20-20-26-20-20 0-18 22-26 32 0 3 2 3 4 3 3 0 4-1 4-4 4-12 9-24 17-24 7 0 10 6 10 11 0 2-3 11-4 17-1 5-3 14-5 18-1 6-3 13-4 19-2 5-4 14-4 16 0 4 4 7 7 7 4 0 9-1 11-7 1-5 2-11 4-16 1-4 3-13 3-14 1-5 3-10 4-15 0-1 8-17 18-25 3-4 13-11 26-11 11 0 15 6 15 15 0 4-2 13-4 20-2 11-6 22-8 32z"><text:p/></draw:path><draw:path draw:style-name="gr75" draw:text-style-name="P22" svg:width="0.28cm" svg:height="0.099cm" svg:x="0.689cm" svg:y="2.229cm" svg:viewBox="0 0 281 100" svg:d="M266 18c6 0 15 0 15-10 0-8-9-8-15-8-84 0-168 0-252 0-6 0-14 0-14 8 0 10 8 10 14 10 84 0 168 0 252 0zM266 100c6 0 15 0 15-9 0-8-9-8-15-8-84 0-168 0-252 0-6 0-14 0-14 8 0 9 8 9 14 9 84 0 168 0 252 0z"><text:p/></draw:path><draw:path draw:style-name="gr76" draw:text-style-name="P22" svg:width="0.191cm" svg:height="0.19cm" svg:x="1.128cm" svg:y="2.199cm" svg:viewBox="0 0 192 191" svg:d="M140 28c-8-16-20-28-39-28-49 0-101 62-101 124 0 39 23 67 55 67 9 0 30-1 55-31 4 18 18 31 39 31 14 0 24-10 31-23 7-16 12-41 12-42 0-4-4-4-5-4-3 0-5 2-6 8-7 27-14 52-31 52-12 0-13-12-13-20s1-12 6-31c5-17 5-22 8-37 5-20 11-40 16-59 3-12 3-13 3-15 0-7-6-12-13-12-9 0-15 10-17 20zM113 137c-3 7-3 8-9 15-19 23-36 30-48 30-21 0-26-24-26-39 0-22 13-73 23-93 13-25 32-40 49-40 26 0 32 34 32 37 0 2 0 5-1 7-7 28-13 55-20 83z"><text:p/></draw:path><draw:path draw:style-name="gr77" draw:text-style-name="P22" svg:width="0.179cm" svg:height="0.132cm" svg:x="1.347cm" svg:y="2.102cm" svg:viewBox="0 0 180 133" svg:d="M22 112c-2 4-2 8-3 12 0 7 5 9 10 9 6 0 11-3 12-6 1-2 3-12 5-18 1-6 4-19 7-26 1-7 3-13 5-21 2-12 3-14 12-26 8-12 22-28 44-28 17 0 17 16 17 22 0 17-12 50-17 62-4 9-5 11-5 16 0 16 13 25 29 25 29 0 42-41 42-44 0-4-4-4-5-4-3 0-5 1-6 5-6 23-19 35-31 35-6 0-7-4-7-10 0-7 1-11 7-24 4-9 16-41 16-57 0-28-23-34-39-34-24 0-41 16-50 28-1-21-19-28-31-28s-20 10-23 17c-7 11-11 27-11 29 0 3 4 3 5 3 3 0 5 0 6-8 5-18 11-33 21-33 9 0 10 8 10 15 0 6-2 17-4 25s-6 20-7 26c-3 12-6 26-9 38z"><text:p/></draw:path><draw:path draw:style-name="gr78" draw:text-style-name="P22" svg:width="0.199cm" svg:height="0.013cm" svg:x="1.573cm" svg:y="2.151cm" svg:viewBox="0 0 200 14" svg:d="M188 14c5 0 12 0 12-7s-7-7-12-7c-58 0-117 0-176 0-5 0-12 0-12 7s7 7 12 7c59 0 118 0 176 0z"><text:p/></draw:path><draw:path draw:style-name="gr79" draw:text-style-name="P22" svg:width="0.27cm" svg:height="0.132cm" svg:x="1.818cm" svg:y="2.102cm" svg:viewBox="0 0 271 133" svg:d="M114 107c-1 6-4 15-4 17 0 7 5 9 10 9 6 0 11-3 12-6 1-2 4-12 5-18s5-19 7-26c1-7 4-13 5-21 3-13 3-13 8-22 10-15 25-32 48-32 17 0 17 15 17 22 0 17-12 50-17 62-3 9-5 11-5 16 0 16 14 25 28 25 30 0 43-41 43-44 0-4-3-4-5-4-4 0-4 1-6 5-6 23-19 35-31 35-6 0-7-4-7-10 0-7 1-11 7-24 4-9 16-41 16-57 0-4 0-17-11-26-6-3-14-8-28-8-26 0-43 18-52 30-3-25-23-30-39-30-24 0-41 16-49 28-2-21-20-28-32-28s-20 10-23 17c-6 11-11 27-11 29 0 3 4 2 5 3 5 0 5 0 7-8 4-18 10-33 22-33 7 0 9 8 9 15 0 6-2 17-5 25-2 7-4 20-7 26-2 12-6 26-8 38-1 4-3 8-4 12 0 7 5 9 10 9 6 0 11-3 12-6 1-2 3-12 5-18s4-19 7-26c1-7 3-13 5-21 3-12 3-14 12-26 8-12 22-28 44-28 18 0 18 16 18 22 0 7-1 11-5 28-5 16-8 32-13 49z"><text:p/></draw:path><draw:path draw:style-name="gr80" draw:text-style-name="P22" svg:width="0.096cm" svg:height="0.421cm" svg:x="0.026cm" svg:y="3.08cm" svg:viewBox="0 0 97 422" svg:d="M97 418c0-2 0-3-7-10-53-53-66-132-66-197 0-73 17-146 68-199 5-5 5-6 5-7 0-4-1-5-3-5-5 0-42 29-68 83-21 45-26 92-26 128 0 33 5 84 28 132 25 52 61 79 66 79 2 0 3-1 3-4z"><text:p/></draw:path><draw:path draw:style-name="gr81" draw:text-style-name="P22" svg:width="0.192cm" svg:height="0.191cm" svg:x="0.165cm" svg:y="3.209cm" svg:viewBox="0 0 193 192" svg:d="M140 28c-8-16-20-28-39-28-49 0-101 62-101 124 0 39 23 68 55 68 9 0 30-2 55-32 4 18 18 32 39 32 14 0 24-10 31-24s8-28 13-41c0-5-5-5-6-5-3 0-3 2-6 8-6 27-14 52-31 52-12 0-13-10-13-19s1-13 6-31 5-23 9-38c5-20 10-40 15-59 3-12 3-13 3-15 0-7-6-12-13-12-9 0-15 10-17 20zM113 137c-3 7-3 8-9 15-19 23-36 30-48 30-20 0-26-22-26-39 0-22 13-73 23-93 13-25 32-40 49-40 28 0 32 34 32 37 0 2 0 5-1 7-7 28-13 55-20 83z"><text:p/></draw:path><draw:path draw:style-name="gr82" draw:text-style-name="P22" svg:width="0.179cm" svg:height="0.132cm" svg:x="0.385cm" svg:y="3.113cm" svg:viewBox="0 0 180 133" svg:d="M22 112c-2 3-3 10-3 12 0 6 5 9 10 9 6 0 11-5 12-7 1-4 3-12 5-18s4-19 7-26c1-6 3-14 5-21 3-12 3-14 12-26 8-12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83" draw:text-style-name="P22" svg:width="0.096cm" svg:height="0.421cm" svg:x="0.625cm" svg:y="3.08cm" svg:viewBox="0 0 97 422" svg:d="M97 211c0-32-5-84-27-132-26-51-62-79-66-79-3 0-4 2-4 5 0 1 0 2 7 9 42 42 66 108 66 197 0 72-15 147-68 199-5 5-5 6-5 8s1 4 4 4c4 0 42-28 67-82 21-47 26-94 26-129z"><text:p/></draw:path><draw:path draw:style-name="gr84" draw:text-style-name="P22" svg:width="0.27cm" svg:height="0.132cm" svg:x="0.779cm" svg:y="3.113cm" svg:viewBox="0 0 271 133" svg:d="M114 106c-1 6-4 16-4 18 0 6 5 9 10 9s10-5 12-7c1-4 4-12 5-18s5-19 6-26c2-6 3-14 6-21 2-12 2-13 8-21 10-15 24-32 48-32 16 0 17 14 17 21 0 18-13 50-17 62-3 9-5 11-5 17 0 16 14 25 28 25 30 0 43-41 43-45s-3-3-5-4c-4 0-4 1-6 5-7 24-19 36-31 36-6 0-7-5-7-11s1-11 6-24c4-8 16-40 16-56 0-5 0-17-11-27-5-3-13-7-28-7-26 0-42 17-51 30-3-25-23-30-39-30-24 0-41 14-50 26-1-20-19-26-31-26s-20 8-23 16c-7 10-11 27-11 28 0 5 4 5 5 5 3 0 5-1 6-9 5-17 11-32 21-32 9 0 10 6 10 15 0 5-2 15-4 24-2 7-6 20-7 26-3 13-6 25-9 39-2 3-3 10-3 12 0 6 5 9 10 9 6 0 11-5 12-7 1-4 3-12 5-18 1-6 4-19 7-26 1-6 3-14 5-21 2-12 3-14 12-26 8-12 22-27 44-27 17 0 18 15 18 21 0 7-1 11-6 27-4 17-8 33-12 50z"><text:p/></draw:path><draw:path draw:style-name="gr85" draw:text-style-name="P22" svg:width="0.28cm" svg:height="0.097cm" svg:x="1.225cm" svg:y="3.242cm" svg:viewBox="0 0 281 98" svg:d="M266 17c6 0 15 0 15-9 0-8-9-8-15-8-84 0-168 0-252 0-6 0-14 0-14 8 0 9 8 9 14 9 84 0 168 0 252 0zM266 98c6 0 15 0 15-8s-9-8-15-8c-84 0-168 0-252 0-6 0-14 0-14 8s8 8 14 8c84 0 168 0 252 0z"><text:p/></draw:path><draw:path draw:style-name="gr86" draw:text-style-name="P22" svg:width="0.192cm" svg:height="0.191cm" svg:x="1.664cm" svg:y="3.209cm" svg:viewBox="0 0 193 192" svg:d="M140 28c-8-16-20-28-39-28-49 0-101 62-101 124 0 39 23 68 55 68 9 0 30-2 55-32 4 18 18 32 39 32 14 0 24-10 31-24s8-28 13-41c0-5-5-5-6-5-3 0-3 2-6 8-7 27-14 52-31 52-12 0-13-10-13-19s1-13 6-31 5-23 9-38c5-20 10-40 15-59 3-12 3-13 3-15 0-7-6-12-13-12-9 0-15 10-17 20zM113 137c-3 7-3 8-9 15-19 23-36 30-48 30-20 0-26-22-26-39 0-22 13-73 23-93 13-25 32-40 49-40 28 0 32 34 32 37 0 2 0 5-1 7-7 28-13 55-20 83z"><text:p/></draw:path><draw:path draw:style-name="gr87" draw:text-style-name="P22" svg:width="0.179cm" svg:height="0.132cm" svg:x="1.883cm" svg:y="3.113cm" svg:viewBox="0 0 180 133" svg:d="M22 112c-2 3-3 10-3 12 0 6 5 9 10 9 6 0 11-5 12-7 1-4 3-12 5-18s4-19 7-26c1-6 3-14 5-21 3-12 3-14 12-26 8-12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88" draw:text-style-name="P22" svg:width="0.157cm" svg:height="0.156cm" svg:x="2.13cm" svg:y="3.09cm" svg:viewBox="0 0 158 157" svg:d="M154 14c3-3 4-4 4-7 0-5-4-7-7-7s-3 1-7 5c-22 21-43 42-65 63-21-21-43-43-65-64-3-3-4-4-7-4s-7 4-7 7 1 4 5 7c21 22 42 44 63 65-21 22-42 42-63 64-5 5-5 6-5 7 0 5 4 7 7 7s4 0 7-3c22-22 44-44 65-65 23 23 45 44 67 67 2 1 3 1 5 1 3 0 7-2 7-7 0-2-1-2-2-4 0-1-58-58-67-67 21-21 43-43 65-65z"><text:p/></draw:path><draw:path draw:style-name="gr89" draw:text-style-name="P22" svg:width="0.27cm" svg:height="0.132cm" svg:x="2.354cm" svg:y="3.113cm" svg:viewBox="0 0 271 133" svg:d="M114 106c-1 6-4 16-4 18 0 6 5 9 10 9 6 0 11-5 12-7 1-4 4-12 5-18 2-6 5-19 7-26 1-6 4-14 5-21 3-12 3-13 9-21 9-15 24-32 47-32 17 0 17 14 17 21 0 18-12 50-17 62-3 9-5 11-5 17 0 16 14 25 29 25 29 0 42-41 42-45s-3-4-5-4c-3 0-4 1-6 5-6 24-19 36-31 36-6 0-7-5-7-11s1-11 7-24c4-8 16-40 16-56 0-5 0-17-11-27-5-3-14-7-28-7-26 0-43 17-52 30-3-25-23-30-39-30-24 0-41 14-49 26-2-20-19-26-32-26-12 0-20 8-23 16-6 10-11 27-11 28 0 5 4 4 5 5 5 0 5-1 7-9 4-17 10-32 22-32 7 0 9 6 9 15 0 5-2 15-5 24-2 7-4 20-6 26-3 13-6 25-9 39-1 3-4 10-4 12 0 6 6 9 11 9s10-5 11-7c1-4 3-12 6-18 1-6 5-19 6-26 1-6 3-14 5-21 3-12 3-14 12-26 8-12 22-27 44-27 18 0 18 15 18 21 0 7-1 11-5 27-5 17-8 33-13 50z"><text:p/></draw:path><draw:path draw:style-name="gr90" draw:text-style-name="P22" svg:width="0.096cm" svg:height="0.42cm" svg:x="0.026cm" svg:y="4.092cm" svg:viewBox="0 0 97 421" svg:d="M97 416c0-1 0-1-7-8-53-54-66-133-66-198 0-73 17-146 68-199 5-5 5-6 5-7 0-3-1-4-3-4-5 0-42 28-68 82-21 46-26 93-26 128 0 34 5 84 28 132 25 52 61 79 66 79 2 0 3-1 3-5z"><text:p/></draw:path><draw:path draw:style-name="gr91" draw:text-style-name="P22" svg:width="0.192cm" svg:height="0.19cm" svg:x="0.165cm" svg:y="4.222cm" svg:viewBox="0 0 193 191" svg:d="M140 26c-8-15-20-26-39-26-49 0-101 61-101 124 0 39 23 67 55 67 9 0 30-1 55-31 4 16 18 31 39 31 14 0 24-10 31-23 7-16 13-41 13-42 0-5-5-5-6-5-3 0-3 3-6 9-6 27-14 51-31 51-12 0-13-11-13-19 0-10 1-12 6-31 5-18 5-22 9-39 5-19 10-39 15-58 3-12 3-12 3-15 0-7-6-11-13-11-9 0-15 10-17 18zM113 136c-3 8-3 8-9 15-19 24-36 30-48 30-20 0-26-23-26-39 0-21 13-74 23-93 13-24 32-39 49-39 28 0 32 32 32 36 0 2 0 6-1 7-7 27-13 55-20 83z"><text:p/></draw:path><draw:path draw:style-name="gr92" draw:text-style-name="P22" svg:width="0.203cm" svg:height="0.202cm" svg:x="0.527cm" svg:y="4.202cm" svg:viewBox="0 0 204 203" svg:d="M102 89c-28-28-56-55-84-83-5-6-6-6-10-6-3 0-8 4-8 8 0 3 1 4 6 9 28 27 56 56 84 84-28 29-56 56-84 85-5 5-6 5-6 8 0 5 5 9 8 9 4 0 5-1 10-6 28-28 56-57 84-84 29 29 58 59 86 87 2 0 5 3 8 3 4 0 8-4 8-9 0-1 0-2-1-4s-67-68-89-89c25-25 52-52 77-77 2-2 8-8 11-11 1-1 2-2 2-5 0-4-4-8-8-8s-5 1-10 6c-28 28-56 55-84 83z"><text:p/></draw:path><draw:path draw:style-name="gr93" draw:text-style-name="P22" svg:width="0.155cm" svg:height="0.297cm" svg:x="0.906cm" svg:y="4.115cm" svg:viewBox="0 0 156 298" svg:d="M82 5c-3-1 0-5-6-5-10 0-41 4-52 5-2 0-7 0-7 8 0 5 3 5 9 5 21 0 22 2 22 7 0 3-4 17-6 27-12 45-23 91-35 136-5 22-7 29-7 44 0 39 23 66 54 66 49 0 102-63 102-124 0-38-23-67-56-67-20 0-38 12-50 25 11-42 21-85 32-127zM42 164c2-9 2-9 6-14 20-28 40-34 50-34 16 0 27 12 27 40 0 24-13 73-22 89-13 29-32 43-49 43-14 0-29-11-29-42 0-8 0-17 7-43 4-13 6-25 10-39z"><text:p/></draw:path><draw:path draw:style-name="gr94" draw:text-style-name="P22" svg:width="0.096cm" svg:height="0.42cm" svg:x="1.092cm" svg:y="4.092cm" svg:viewBox="0 0 97 421" svg:d="M97 210c0-32-5-84-27-131-26-53-62-79-66-79-3 0-4 1-4 4 0 1 0 2 7 9 42 42 66 109 66 197 0 72-15 146-68 200-5 5-5 5-5 6 0 4 1 5 4 5 4 0 42-29 67-83 21-45 26-92 26-128z"><text:p/></draw:path><draw:path draw:style-name="gr95" draw:text-style-name="P22" svg:width="0.179cm" svg:height="0.132cm" svg:x="1.245cm" svg:y="4.125cm" svg:viewBox="0 0 180 133" svg:d="M22 112c-2 3-3 10-3 12 0 7 5 9 10 9 6 0 11-3 12-6s3-12 5-19c1-5 4-19 7-26 1-6 3-14 5-20 2-12 3-14 12-26 8-12 22-28 44-28 17 0 17 16 17 21 0 18-12 50-17 63-4 9-5 11-5 16 0 16 13 25 29 25 29 0 42-41 42-45s-4-4-5-4c-3 0-5 2-6 5-6 24-19 36-31 36-6 0-7-4-7-10 0-7 1-11 7-24 4-9 16-41 16-57 0-29-23-34-39-34-24 0-41 16-50 28-1-21-19-28-31-28-14 0-20 10-23 16-7 12-11 28-11 30 0 3 4 3 5 3 3 0 5-1 6-8 5-18 11-33 21-33 9 0 10 6 10 15 0 6-2 17-4 25s-6 19-7 26c-3 12-6 26-9 38z"><text:p/></draw:path><draw:path draw:style-name="gr96" draw:text-style-name="P22" svg:width="0.279cm" svg:height="0.097cm" svg:x="1.602cm" svg:y="4.253cm" svg:viewBox="0 0 280 98" svg:d="M265 17c7 0 15 0 15-9 0-8-8-8-14-8-84 0-169 0-253 0-6 0-13 0-13 8 0 9 7 9 14 9 84 0 167 0 251 0zM266 98c6 0 14 0 14-8s-8-8-15-8c-84 0-167 0-251 0-7 0-14 0-14 8s7 8 13 8c84 0 169 0 253 0z"><text:p/></draw:path><draw:path draw:style-name="gr97" draw:text-style-name="P22" svg:width="0.192cm" svg:height="0.19cm" svg:x="2.039cm" svg:y="4.222cm" svg:viewBox="0 0 193 191" svg:d="M140 26c-7-15-19-26-38-26-49 0-102 61-102 124 0 39 23 67 56 67 9 0 29-1 54-31 4 16 20 31 39 31 15 0 25-10 31-23 7-16 13-41 13-42 0-5-3-5-5-5-4 0-4 3-6 9-7 27-14 51-32 51-11 0-12-11-12-19 0-10 0-12 5-31 5-18 6-22 9-39 5-19 11-39 16-58 2-12 2-12 2-15 0-7-4-11-12-11-10 0-16 10-18 18zM113 136c-3 8-3 8-9 15-18 24-36 30-48 30-20 0-26-23-26-39 0-21 13-74 23-93 13-24 32-39 49-39 28 0 34 32 34 36 0 2-2 6-2 7-7 27-14 55-21 83z"><text:p/></draw:path><draw:path draw:style-name="gr98" draw:text-style-name="P22" svg:width="0.18cm" svg:height="0.132cm" svg:x="2.258cm" svg:y="4.125cm" svg:viewBox="0 0 181 133" svg:d="M23 112c-1 3-4 10-4 12 0 7 6 9 11 9s10-3 11-6 3-12 6-19c1-5 5-19 6-26 1-6 3-14 5-20 3-12 3-14 13-26 7-12 21-28 43-28 18 0 18 16 18 21 0 18-13 50-18 63-2 9-4 11-4 16 0 16 14 25 28 25 30 0 43-41 43-45s-3-3-5-4c-4 0-4 2-6 5-7 24-19 36-31 36-6 0-7-4-7-10 0-7 1-11 6-24 4-9 16-41 16-57 0-29-23-34-39-34-24 0-41 16-49 28-2-21-19-28-31-28-13 0-21 10-24 16-6 12-11 28-11 30 0 3 4 2 5 3 5 0 5-1 7-8 5-18 10-33 22-33 7 0 9 6 9 15 0 6-2 17-5 25-2 7-4 19-6 26-3 12-6 26-9 38z"><text:p/></draw:path><draw:path draw:style-name="gr99" draw:text-style-name="P22" svg:width="0.202cm" svg:height="0.202cm" svg:x="2.63cm" svg:y="4.202cm" svg:viewBox="0 0 203 203" svg:d="M102 89c-29-28-56-55-85-83-5-6-5-6-9-6s-8 4-8 8c0 3 0 4 5 9 29 27 56 56 85 84-29 29-56 56-85 85-5 5-5 5-5 8 0 5 4 9 8 9s4-1 9-6c27-28 56-57 84-84 29 29 59 59 87 87 2 0 4 3 6 3 6 0 9-4 9-9 0-1 0-2-1-4 0-2-68-68-88-89 25-25 52-52 77-77 2-2 8-8 11-11 0-1 1-2 1-5 0-4-3-8-9-8-2 0-4 1-9 6-28 28-55 55-83 83z"><text:p/></draw:path><draw:path draw:style-name="gr100" draw:text-style-name="P22" svg:width="0.154cm" svg:height="0.297cm" svg:x="3.01cm" svg:y="4.115cm" svg:viewBox="0 0 155 298" svg:d="M80 5c-1-1 0-5-4-5-10 0-41 4-52 5-4 0-8 0-8 8 0 5 3 5 10 5 21 0 21 2 21 7 0 3-4 17-6 27-11 45-23 91-34 136-6 22-7 29-7 44 0 39 23 66 54 66 49 0 101-63 101-124 0-38-22-67-57-67-19 0-36 12-49 25 11-42 21-85 31-127zM41 164c2-9 2-9 7-14 20-28 40-34 50-34 15 0 27 12 27 40 0 24-15 73-22 89-14 29-33 43-49 43-14 0-29-11-29-42 0-8 0-17 7-43 3-13 6-25 9-39z"><text:p/></draw:path><draw:path draw:style-name="gr101" draw:text-style-name="P22" svg:width="0.179cm" svg:height="0.132cm" svg:x="3.185cm" svg:y="4.125cm" svg:viewBox="0 0 180 133" svg:d="M22 112c-2 3-3 10-3 12 0 7 5 9 10 9 6 0 9-2 12-6 2-3 3-12 5-19 1-5 4-19 7-26 1-6 2-14 5-20 2-12 3-14 12-26 8-12 21-28 44-28 17 0 17 16 17 21 0 18-12 50-17 63-4 9-5 11-5 16 0 16 13 25 29 25 29 0 42-41 42-45s-4-4-5-4c-3 0-5 2-6 5-6 24-19 36-31 36-6 0-7-4-7-10 0-7 1-11 7-24 4-9 16-41 16-57 0-29-23-34-39-34-25 0-41 16-50 28-1-21-19-28-31-28-14 0-20 10-23 16-7 12-11 28-11 30 0 3 4 3 5 3 3 0 5-1 6-8 5-18 11-33 21-33 9 0 10 6 10 15 0 6-4 17-5 25-2 7-5 19-6 26-3 12-6 26-9 38z"><text:p/></draw:path></draw:g></draw:g></text:span></text:p>
      <text:p text:style-name="P5"/>
      <text:p text:style-name="P5"/>
      <text:p text:style-name="P5">II – Racine carré</text:p>
      <text:p text:style-name="P5"/>
      <text:p text:style-name="P20"><text:span text:style-name="T3">Si a </text:span>≥ <text:s/><text:span text:style-name="T4">0, alors </text:span><text:span text:style-name="T4"><draw:g text:anchor-type="as-char" svg:y="-0.455cm" draw:z-index="4" draw:style-name="gr1"><svg:title>TexMaths</svg:title><svg:desc>12§latex§\sqrt{a}^2 = a§svg§600§FALSE§</svg:desc><draw:g draw:style-name="gr2"><draw:path draw:style-name="gr44" draw:text-style-name="P21" svg:width="1.49cm" svg:height="0.484cm" svg:x="0.001cm" svg:y="0.022cm" svg:viewBox="0 0 1491 485" svg:d="M0 0c497 0 994 0 1491 0 0 162 0 323 0 485-497 0-994 0-1491 0 0-162 0-323 0-485z"><text:p/></draw:path><draw:path draw:style-name="gr45" draw:text-style-name="P22" svg:width="0.328cm" svg:height="0.419cm" svg:x="0.01cm" svg:y="0.108cm" svg:viewBox="0 0 329 420" svg:d="M133 376c-25-54-49-108-74-162-4-7-5-7-6-7s-4 0-7 3c-14 10-28 19-41 30-5 5-5 6-5 7 0 3 1 5 4 5 2 0 9-6 14-9 2-3 8-8 13-10 28 60 57 120 84 180 3 7 5 7 9 7 6 0 7-2 10-8 64-132 128-263 191-395 4-6 4-7 4-9 0-3-4-8-9-8-3 0-7 2-10 10-59 122-118 245-177 366z"><text:p/></draw:path><draw:path draw:style-name="gr46" draw:text-style-name="P22" svg:width="0.221cm" svg:height="0.016cm" svg:x="0.331cm" svg:y="0.108cm" svg:viewBox="0 0 222 17" svg:d="M0 0c74 0 148 0 222 0 0 6 0 11 0 17-74 0-148 0-222 0 0-6 0-11 0-17z"><text:p/></draw:path><draw:path draw:style-name="gr47" draw:text-style-name="P22" svg:width="0.192cm" svg:height="0.19cm" svg:x="0.348cm" svg:y="0.242cm" svg:viewBox="0 0 193 191" svg:d="M140 26c-8-15-20-26-39-26-49 0-101 61-101 124 0 39 23 67 55 67 9 0 30-2 55-32 4 18 18 32 39 32 14 0 24-10 31-23 7-15 8-29 13-42 0-5-5-5-6-5-3 0-5 3-6 9-7 26-14 51-31 51-12 0-13-10-13-19s1-13 6-31 5-22 8-39c5-19 11-39 16-58 3-11 3-12 3-15 0-7-6-11-13-11-9 0-15 10-17 18zM113 136c-3 8-3 8-9 15-19 23-36 30-48 30-20 0-26-22-26-39 0-21 13-74 23-93 13-24 32-39 49-39 28 0 32 33 32 37 0 2 0 5-1 6-7 27-13 55-20 83z"><text:p/></draw:path><draw:path draw:style-name="gr48" draw:text-style-name="P22" svg:width="0.129cm" svg:height="0.195cm" svg:x="0.572cm" svg:y="0cm" svg:viewBox="0 0 130 196" svg:d="M130 142c-4 0-6 0-10 0-1 7-4 24-7 27-3 2-25 2-30 2-18 0-36 0-54 0 31-28 42-37 59-50 21-18 42-36 42-63 0-36-32-58-69-58s-61 25-61 53c0 14 12 17 16 17 7 0 15-5 15-16 0-6-2-16-18-16 10-21 30-27 43-27 30 0 46 23 46 47 0 25-19 45-29 56-24 23-47 46-71 70-2 3-2 3-2 12 41 0 80 0 121 0 3-18 6-36 9-54z"><text:p/></draw:path><draw:path draw:style-name="gr49" draw:text-style-name="P22" svg:width="0.28cm" svg:height="0.097cm" svg:x="0.882cm" svg:y="0.272cm" svg:viewBox="0 0 281 98" svg:d="M266 17c6 0 15 0 15-9 0-8-9-8-15-8-84 0-168 0-252 0-6 0-14 0-14 8 0 9 8 9 14 9 84 0 168 0 252 0zM266 98c6 0 15 0 15-8s-9-8-15-8c-84 0-168 0-252 0-6 0-14 0-14 8s8 8 14 8c84 0 168 0 252 0z"><text:p/></draw:path><draw:path draw:style-name="gr50" draw:text-style-name="P22" svg:width="0.192cm" svg:height="0.19cm" svg:x="1.32cm" svg:y="0.242cm" svg:viewBox="0 0 193 191" svg:d="M140 26c-7-15-19-26-38-26-49 0-102 61-102 124 0 39 23 67 56 67 9 0 29-2 56-32 2 18 18 32 37 32 15 0 25-10 31-23 7-15 8-29 13-42 0-5-3-5-5-5-4 0-4 3-6 9-7 26-14 51-32 51-11 0-12-10-12-19s0-13 5-31 6-22 9-39c5-19 11-39 16-58 2-11 2-12 2-15 0-7-4-11-12-11-10 0-16 10-18 18zM113 136c-1 8-1 8-9 15-18 23-36 30-46 30-22 0-28-22-28-39 0-21 13-74 23-93 13-24 32-39 49-39 28 0 34 33 34 37 0 2-2 5-2 6-7 27-14 55-21 83z"><text:p/></draw:path></draw:g></draw:g></text:span><text:span text:style-name="T4">. </text:span></text:p>
      <text:p text:style-name="P20"/>
      <text:p text:style-name="P13">Les règles de calcul sont :</text:p>
      <text:p text:style-name="P13"/>
      <text:p text:style-name="P13"><draw:g text:anchor-type="as-char" svg:y="-0.808cm" draw:z-index="5" draw:style-name="gr1"><svg:title>TexMaths</svg:title><svg:desc>12§latex§\sqrt{a \times b} = \sqrt{a} \times \sqrt{b} \\ \\
\sqrt{\frac{a}{b}} = \frac{\sqrt{a}}{\sqrt{b}}§svg§600§FALSE§</svg:desc><draw:g draw:style-name="gr2"><draw:path draw:style-name="gr17" draw:text-style-name="P21" svg:width="4.042cm" svg:height="1.572cm" svg:x="0.001cm" svg:y="0.022cm" svg:viewBox="0 0 4043 1573" svg:d="M0 0c1348 0 2695 0 4043 0 0 525 0 1048 0 1573-1348 0-2695 0-4043 0 0-525 0-1048 0-1573z"><text:p/></draw:path><draw:path draw:style-name="gr18" draw:text-style-name="P22" svg:width="0.328cm" svg:height="0.42cm" svg:x="0.643cm" svg:y="0.018cm" svg:viewBox="0 0 329 421" svg:d="M133 377c-25-55-49-109-74-165-4-6-5-6-6-6s-3 0-7 4c-14 10-28 21-41 30-5 4-5 5-5 6 0 3 1 5 4 5 2 0 9-6 14-8 2-3 10-8 13-11 28 60 57 121 84 182 3 7 5 7 9 7 6 0 7-2 10-8 64-132 128-264 191-396 4-6 3-6 4-9 0-4-4-8-9-8-3 0-7 1-9 8-59 123-119 247-178 369z"><text:p/></draw:path><draw:path draw:style-name="gr19" draw:text-style-name="P22" svg:width="0.918cm" svg:height="0.016cm" svg:x="0.963cm" svg:y="0.018cm" svg:viewBox="0 0 919 17" svg:d="M0 0c306 0 613 0 919 0 0 6 0 11 0 17-306 0-613 0-919 0 0-6 0-11 0-17z"><text:p/></draw:path><draw:path draw:style-name="gr20" draw:text-style-name="P22" svg:width="0.192cm" svg:height="0.19cm" svg:x="0.98cm" svg:y="0.19cm" svg:viewBox="0 0 193 191" svg:d="M140 28c-7-16-20-28-38-28-49 0-102 62-102 124 0 39 23 67 56 67 9 0 29-1 54-31 4 18 18 31 39 31 15 0 25-10 31-23 7-16 13-41 13-42 0-4-3-4-5-4-4 0-4 2-6 8-7 27-15 51-32 51-11 0-13-11-13-19s1-12 6-31c5-17 6-22 9-37 5-20 10-40 15-59 3-12 3-13 3-15 0-7-4-12-12-12-10 0-16 10-18 20zM113 137c-3 7-3 8-9 15-18 23-36 29-48 29-20 0-26-23-26-39 0-21 13-72 23-92 13-25 32-40 49-40 28 0 34 34 34 37 0 2-2 5-2 7-7 28-14 55-21 83z"><text:p/></draw:path><draw:path draw:style-name="gr21" draw:text-style-name="P22" svg:width="0.203cm" svg:height="0.202cm" svg:x="1.341cm" svg:y="0.169cm" svg:viewBox="0 0 204 203" svg:d="M102 90c-28-28-56-56-84-84-5-5-6-6-10-6-3 0-8 4-8 8 0 3 1 4 6 9 28 29 56 56 84 85-28 28-56 56-84 84-5 5-6 6-6 8 0 5 5 9 8 9 4 0 5-1 10-6 28-28 56-57 84-84 29 29 59 59 88 87 2 2 3 3 6 3 4 0 8-4 8-9 0-1 0-2-1-4-30-29-67-68-89-88 26-26 52-52 78-78 1-2 8-7 10-11 1 0 2-2 2-5 0-4-4-8-8-8s-5 1-10 6c-28 28-56 56-84 84z"><text:p/></draw:path><draw:path draw:style-name="gr22" draw:text-style-name="P22" svg:width="0.154cm" svg:height="0.296cm" svg:x="1.722cm" svg:y="0.084cm" svg:viewBox="0 0 155 297" svg:d="M80 4c-2-2 0-4-6-4-9 0-39 2-50 4-4 0-8 1-8 8 0 5 3 5 9 5 21 0 22 3 22 7s-4 18-6 26c-12 46-23 93-35 138-5 21-6 28-6 43 0 39 22 66 53 66 50 0 102-63 102-124 0-39-23-67-57-67-19 0-36 12-49 25 11-42 21-85 31-127zM41 163c2-9 2-9 6-14 21-28 39-34 50-34 16 0 28 12 28 40 0 25-15 73-22 89-14 29-33 43-50 43-15 0-28-11-28-42 0-8 0-16 6-42 4-13 6-27 10-40z"><text:p/></draw:path><draw:path draw:style-name="gr23" draw:text-style-name="P22" svg:width="0.28cm" svg:height="0.099cm" svg:x="2.023cm" svg:y="0.2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24" draw:text-style-name="P22" svg:width="0.328cm" svg:height="0.42cm" svg:x="2.474cm" svg:y="0.055cm" svg:viewBox="0 0 329 421" svg:d="M133 378c-25-55-49-109-74-164-3-8-5-8-6-8-3 2-3 0-7 4-14 10-27 21-40 30-6 5-6 6-6 7 0 3 1 5 5 5 2 0 9-6 13-9s10-6 14-10c28 60 56 121 83 182 3 6 5 6 9 6 7 0 8-2 10-8 64-132 129-264 192-396 3-6 3-7 3-9 0-3-4-8-9-8-3 0-6 2-9 10-59 122-119 246-178 368z"><text:p/></draw:path><draw:path draw:style-name="gr25" draw:text-style-name="P22" svg:width="0.222cm" svg:height="0.016cm" svg:x="2.794cm" svg:y="0.055cm" svg:viewBox="0 0 223 17" svg:d="M0 0c74 0 149 0 223 0 0 6 0 11 0 17-74 0-149 0-223 0 0-6 0-11 0-17z"><text:p/></draw:path><draw:path draw:style-name="gr26" draw:text-style-name="P22" svg:width="0.192cm" svg:height="0.19cm" svg:x="2.811cm" svg:y="0.19cm" svg:viewBox="0 0 193 191" svg:d="M140 28c-7-16-19-28-38-28-49 0-102 62-102 124 0 39 24 67 56 67 9 0 30-1 56-31 2 18 18 31 38 31 14 0 24-10 31-23 7-16 12-41 12-42 0-4-3-4-5-4-4 0-4 2-6 8-7 27-14 51-32 51-11 0-12-11-12-19s0-12 5-31c5-17 6-22 9-37 5-20 11-40 16-59 2-12 2-13 2-15 0-7-4-12-12-12-9 0-16 10-18 20zM113 137c-1 7-1 8-9 15-18 23-34 29-46 29-22 0-28-23-28-39 0-21 13-72 24-92 12-25 31-40 48-40 28 0 34 34 34 37 0 2-2 5-2 7-7 28-14 55-21 83z"><text:p/></draw:path><draw:path draw:style-name="gr27" draw:text-style-name="P22" svg:width="0.202cm" svg:height="0.202cm" svg:x="3.174cm" svg:y="0.169cm" svg:viewBox="0 0 203 203" svg:d="M102 90c-29-28-56-56-85-84-5-5-6-6-9-6-4 0-8 4-8 8 0 3 0 4 5 9 29 29 56 56 85 85-29 28-56 56-85 84-5 5-5 6-5 8 0 5 4 9 8 9 3 0 4-1 9-6 27-28 56-57 84-84 29 29 59 59 87 87 2 0 4 3 6 3 6 0 9-4 9-9 0-1 0-2-1-4-29-29-68-68-88-88 25-26 52-52 77-78 2-2 8-7 11-11 0-1 1-2 1-5 0-4-3-8-9-8-2 0-4 1-9 6-28 28-55 56-83 84z"><text:p/></draw:path><draw:path draw:style-name="gr28" draw:text-style-name="P22" svg:width="0.328cm" svg:height="0.42cm" svg:x="3.564cm" svg:y="0cm" svg:viewBox="0 0 329 421" svg:d="M133 377c-25-55-49-109-74-163-3-8-5-8-6-8-3 2-3 0-7 4-14 10-27 21-40 30-6 5-6 6-6 7 0 3 1 5 5 5 2 0 9-6 13-9s10-8 14-11c28 61 56 122 83 183 3 6 5 6 9 6 7 0 8-2 10-8 64-132 129-264 192-396 3-6 3-7 3-9 0-3-4-8-9-8-3 0-6 2-9 8-59 123-119 247-178 369z"><text:p/></draw:path><draw:path draw:style-name="gr29" draw:text-style-name="P22" svg:width="0.18cm" svg:height="0.016cm" svg:x="3.884cm" svg:y="0cm" svg:viewBox="0 0 181 17" svg:d="M0 0c60 0 121 0 181 0 0 6 0 11 0 17-60 0-121 0-181 0 0-6 0-11 0-17z"><text:p/></draw:path><draw:path draw:style-name="gr30" draw:text-style-name="P22" svg:width="0.154cm" svg:height="0.296cm" svg:x="3.904cm" svg:y="0.084cm" svg:viewBox="0 0 155 297" svg:d="M80 4c-1-2 0-4-4-4-10 0-41 2-52 4-4 0-8 1-8 8 0 5 3 5 10 5 20 0 21 3 21 7s-4 18-6 26c-12 46-23 93-35 138-5 21-6 28-6 43 0 39 22 66 53 66 50 0 102-63 102-124 0-39-23-67-57-67-19 0-36 12-49 25 11-42 21-85 31-127zM41 163c2-9 2-9 6-14 21-28 39-34 51-34 15 0 27 12 27 40 0 25-15 73-22 89-14 29-33 43-50 43-15 0-28-11-28-42 0-8 0-16 6-42 4-13 6-27 10-40z"><text:p/></draw:path><draw:path draw:style-name="gr31" draw:text-style-name="P22" svg:width="0.382cm" svg:height="0.504cm" svg:x="0.026cm" svg:y="1.041cm" svg:viewBox="0 0 383 505" svg:d="M132 505c13 0 13 0 18-8 77-161 154-321 230-481 3-5 3-6 3-8 0-4-3-8-9-8-4 0-7 4-8 8-73 152-145 303-218 454-30-69-60-139-90-209-20 15-39 29-58 45 2 2 4 5 6 7 10-8 20-16 30-23 32 75 64 149 96 223z"><text:p/></draw:path><draw:path draw:style-name="gr32" draw:text-style-name="P22" svg:width="0.283cm" svg:height="0.016cm" svg:x="0.4cm" svg:y="1.041cm" svg:viewBox="0 0 284 17" svg:d="M0 0c95 0 190 0 284 0 0 6 0 11 0 17-94 0-189 0-284 0 0-6 0-11 0-17z"><text:p/></draw:path><draw:path draw:style-name="gr33" draw:text-style-name="P22" svg:width="0.149cm" svg:height="0.132cm" svg:x="0.47cm" svg:y="1.09cm" svg:viewBox="0 0 150 133" svg:d="M106 18c-6-10-16-18-30-18-38 0-76 42-76 84 0 29 19 49 44 49 16 0 30-8 42-20 5 18 23 20 30 20 11 0 18-6 23-15 7-11 11-28 11-29 0-5-4-5-5-5-3 0-5 1-6 10-3 14-9 31-21 31-9 0-10-6-10-15 0-4 2-15 4-22 2-9 4-21 7-27 2-7 3-15 6-23 1-7 5-21 5-22 0-6-5-10-10-10-6 0-12 4-14 12zM88 94c-3 8-10 14-16 20-2 2-14 11-28 11-10 0-21-7-21-28 0-15 9-49 15-60 15-24 29-29 38-29 20 0 26 23 26 27 0 1-1 2-1 3-5 18-9 38-13 56z"><text:p/></draw:path><draw:path draw:style-name="gr34" draw:text-style-name="P22" svg:width="0.181cm" svg:height="0.016cm" svg:x="0.452cm" svg:y="1.273cm" svg:viewBox="0 0 182 17" svg:d="M0 0c61 0 121 0 182 0 0 6 0 11 0 17-61 0-121 0-182 0 0-6 0-11 0-17z"><text:p/></draw:path><draw:path draw:style-name="gr35" draw:text-style-name="P22" svg:width="0.119cm" svg:height="0.207cm" svg:x="0.488cm" svg:y="1.328cm" svg:viewBox="0 0 120 208" svg:d="M59 8c0-1 1-3 1-4 0-2-1-4-5-4-6 0-30 2-38 2-3 0-6 2-6 8 0 3 3 3 7 3 14 0 14 3 14 5s-2 13-4 20c-3 10-4 18-6 28-4 10-20 74-21 78-1 7-1 11-1 14 0 30 19 50 43 50 37 0 77-41 77-84 0-35-24-50-44-50-16 0-29 9-38 16 8-28 14-54 21-82zM44 199c-14 0-22-13-22-30 0-11 2-21 10-55 2-5 2-6 8-12 10-13 24-19 34-19 12 0 22 8 22 27 0 14-6 44-16 60-7 15-21 29-36 29z"><text:p/></draw:path><draw:path draw:style-name="gr36" draw:text-style-name="P22" svg:width="0.28cm" svg:height="0.097cm" svg:x="0.825cm" svg:y="1.232cm" svg:viewBox="0 0 281 98" svg:d="M266 17c6 0 15 0 15-9 0-8-9-8-15-8-84 0-168 0-252 0-6 0-14 0-14 8 0 9 8 9 14 9 84 0 168 0 252 0zM266 98c6 0 15 0 15-8s-9-8-15-8c-84 0-168 0-252 0-6 0-14 0-14 8s8 8 14 8c84 0 168 0 252 0z"><text:p/></draw:path><draw:path draw:style-name="gr37" draw:text-style-name="P22" svg:width="0.255cm" svg:height="0.294cm" svg:x="1.326cm" svg:y="0.961cm" svg:viewBox="0 0 256 295" svg:d="M103 263c-19-39-38-76-57-114-3-4-3-5-5-5-1 0-3 0-5 2-11 8-22 14-32 21-4 2-3 3-4 5 0 2 1 4 4 4 1 0 2 0 6-2 3-2 12-8 15-11 22 42 43 86 65 128 1 4 2 4 6 4s6 0 10-6c49-92 98-183 147-276 3-3 3-3 3-6s-4-7-6-7c-5 0-6 4-9 6-45 85-92 172-138 257z"><text:p/></draw:path><draw:path draw:style-name="gr38" draw:text-style-name="P22" svg:width="0.181cm" svg:height="0.013cm" svg:x="1.575cm" svg:y="0.961cm" svg:viewBox="0 0 182 14" svg:d="M0 0c61 0 121 0 182 0 0 5 0 10 0 14-61 0-121 0-182 0 0-4 0-9 0-14z"><text:p/></draw:path><draw:path draw:style-name="gr39" draw:text-style-name="P22" svg:width="0.149cm" svg:height="0.132cm" svg:x="1.593cm" svg:y="1.058cm" svg:viewBox="0 0 150 133" svg:d="M106 18c-6-10-16-18-30-18-38 0-76 42-76 84 0 29 19 49 44 49 16 0 30-8 42-20 5 18 23 20 30 20 11 0 18-6 23-15 7-11 7-20 11-29 0-5-4-5-5-5-3 0-5 1-6 10-3 14-9 31-21 31-9 0-10-6-10-15 0-4 2-15 4-22 2-9 6-21 7-27 2-7 3-15 6-23 1-7 5-21 5-22 0-8-5-10-10-10s-12 4-14 12zM88 94c-3 8-9 14-16 19-2 2-14 12-26 12s-22-7-22-29c0-16 8-48 14-60 15-23 29-28 38-28 20 0 26 23 26 27 0 1-1 2-1 3-5 18-9 38-13 56z"><text:p/></draw:path><draw:path draw:style-name="gr40" draw:text-style-name="P22" svg:width="0.459cm" svg:height="0.016cm" svg:x="1.298cm" svg:y="1.273cm" svg:viewBox="0 0 460 17" svg:d="M0 0c154 0 306 0 460 0 0 6 0 11 0 17-154 0-306 0-460 0 0-6 0-11 0-17z"><text:p/></draw:path><draw:path draw:style-name="gr41" draw:text-style-name="P22" svg:width="0.256cm" svg:height="0.294cm" svg:x="1.342cm" svg:y="1.321cm" svg:viewBox="0 0 257 295" svg:d="M103 263c-19-39-38-76-57-114-2-4-3-5-5-5-1 0-1 0-5 2-11 8-20 14-31 21-5 2-4 3-5 5 0 2 2 4 5 4 1 0 1 0 5-3 3-1 12-7 15-10 22 42 43 86 65 128 2 4 2 4 7 4 3 0 6 0 9-6 49-92 99-183 148-276 3-3 3-3 3-6 0-5-4-7-7-7-5 0-6 2-8 6-46 85-92 172-139 257z"><text:p/></draw:path><draw:path draw:style-name="gr42" draw:text-style-name="P22" svg:width="0.148cm" svg:height="0.013cm" svg:x="1.592cm" svg:y="1.321cm" svg:viewBox="0 0 149 14" svg:d="M0 0c49 0 100 0 149 0 0 5 0 10 0 14-49 0-100 0-149 0 0-4 0-9 0-14z"><text:p/></draw:path><draw:path draw:style-name="gr43" draw:text-style-name="P22" svg:width="0.119cm" svg:height="0.207cm" svg:x="1.611cm" svg:y="1.382cm" svg:viewBox="0 0 120 208" svg:d="M59 10c0-2 1-4 1-5s-1-5-5-5c-6 0-30 2-37 4-2 0-7 0-7 7 0 3 5 3 8 3 13 0 13 3 13 5 0 1-2 13-4 21-3 8-4 18-6 26-3 11-20 76-20 79-2 7-2 11-2 15 0 30 19 48 43 48 37 0 77-40 77-83 0-35-24-49-44-49-16 0-29 8-38 15 8-27 14-54 21-81zM44 200c-14 0-22-13-22-31 0-11 2-20 10-54 2-5 2-6 8-12 10-13 24-20 34-20 12 0 22 9 22 29 0 12-6 42-16 60-6 14-21 28-36 28z"><text:p/></draw:path></draw:g></draw:g></text:p>
      <text:p text:style-name="P13"/>
      <text:p text:style-name="P13">Si a et b sont positifs, alors <draw:g text:anchor-type="as-char" svg:y="-0.437cm" draw:z-index="6" draw:style-name="gr1"><svg:title>TexMaths</svg:title><svg:desc>12§latex§\sqrt{a+b} &lt; \sqrt{a} + \sqrt{b}§svg§600§FALSE§</svg:desc><draw:g draw:style-name="gr2"><draw:path draw:style-name="gr3" draw:text-style-name="P21" svg:width="3.409cm" svg:height="0.431cm" svg:x="0.001cm" svg:y="0.023cm" svg:viewBox="0 0 3410 432" svg:d="M1705 432c-569 0-1136 0-1705 0 0-144 0-288 0-432 1136 0 2274 0 3410 0 0 144 0 288 0 432-569 0-1137 0-1705 0z"><text:p/></draw:path><draw:path draw:style-name="gr4" draw:text-style-name="P22" svg:width="0.328cm" svg:height="0.418cm" svg:x="0.01cm" svg:y="0.018cm" svg:viewBox="0 0 329 419" svg:d="M133 375c-25-54-49-108-74-162-3-8-5-8-6-8s-3 0-7 4c-14 10-28 20-41 31-5 4-5 5-5 6 0 3 1 5 4 5 2 0 9-6 14-10 2-1 10-6 14-9 28 60 56 121 83 181 3 6 5 6 9 6 6 0 7-2 10-8 64-131 128-263 191-394 4-6 3-6 4-9 0-4-4-8-9-8-3 0-6 2-9 8-59 123-119 245-178 367z"><text:p/></draw:path><draw:path draw:style-name="gr5" draw:text-style-name="P22" svg:width="0.918cm" svg:height="0.016cm" svg:x="0.331cm" svg:y="0.018cm" svg:viewBox="0 0 919 17" svg:d="M460 17c-154 0-306 0-460 0 0-6 0-11 0-17 306 0 612 0 919 0 0 6 0 11 0 17-153 0-307 0-459 0z"><text:p/></draw:path><draw:path draw:style-name="gr6" draw:text-style-name="P22" svg:width="0.192cm" svg:height="0.19cm" svg:x="0.348cm" svg:y="0.191cm" svg:viewBox="0 0 193 191" svg:d="M140 26c-7-15-19-26-38-26-49 0-102 61-102 124 0 39 23 67 56 67 9 0 29-2 54-32 4 18 20 32 39 32 15 0 25-10 31-24 7-14 8-28 13-41 0-5-3-5-5-5-4 0-4 3-6 9-7 26-14 51-32 51-11 0-12-10-12-19s0-13 5-31 6-22 9-39c5-19 11-39 16-58 2-11 2-12 2-15 0-7-4-11-12-11-10 0-16 10-18 18zM113 136c-3 7-3 8-9 15-18 23-36 30-48 30-20 0-26-22-26-39 0-21 13-74 23-93 13-24 32-39 49-39 28 0 34 32 34 36 0 2-2 6-2 7-7 27-14 55-21 83z"><text:p/></draw:path><draw:path draw:style-name="gr7" draw:text-style-name="P22" svg:width="0.28cm" svg:height="0.278cm" svg:x="0.67cm" svg:y="0.131cm" svg:viewBox="0 0 281 279" svg:d="M149 148c39 0 78 0 117 0 6 0 15 0 15-9 0-8-9-8-15-8-39 0-78 0-117 0 0-40 0-78 0-118 0-6 0-13-9-13-8 0-8 7-8 13 0 40 0 78 0 118-40 0-78 0-118 0-6 0-14 0-14 8 0 9 8 9 14 9 40 0 78 0 118 0 0 38 0 78 0 116 0 6 0 15 8 15 9 0 9-9 9-15 0-38 0-78 0-116z"><text:p/></draw:path><draw:path draw:style-name="gr8" draw:text-style-name="P22" svg:width="0.154cm" svg:height="0.294cm" svg:x="1.089cm" svg:y="0.085cm" svg:viewBox="0 0 155 295" svg:d="M80 4c-1-2 0-4-4-4-11 0-41 2-52 4-4 0-8 1-8 8 0 5 3 5 9 5 21 0 22 3 22 7s-4 18-6 26c-12 46-23 92-35 137-5 22-6 28-6 44 0 38 22 64 53 64 50 0 102-62 102-122 0-38-23-67-57-67-19 0-36 12-49 25 11-43 21-85 31-127zM41 163c2-9 2-9 6-14 21-28 39-34 50-34 16 0 28 12 28 40 0 24-15 73-22 89-14 26-33 42-50 42-15 0-28-12-28-41 0-8 0-17 6-43 4-13 6-27 10-39z"><text:p/></draw:path><draw:path draw:style-name="gr9" draw:text-style-name="P22" svg:width="0.256cm" svg:height="0.243cm" svg:x="1.402cm" svg:y="0.15cm" svg:viewBox="0 0 257 244" svg:d="M250 17c4-3 7-5 7-9s-4-8-9-8c-1 0-1 0-7 2-78 38-156 74-234 111-5 1-7 3-7 8s2 7 7 10c78 36 156 72 234 109 6 4 6 4 7 4 5 0 9-4 9-9 0-4-3-7-7-9-75-35-148-70-222-105 74-35 147-69 222-104z"><text:p/></draw:path><draw:path draw:style-name="gr10" draw:text-style-name="P22" svg:width="0.328cm" svg:height="0.419cm" svg:x="1.841cm" svg:y="0.056cm" svg:viewBox="0 0 329 420" svg:d="M133 376c-25-54-49-108-74-162-3-7-5-7-6-7-3 1-3 0-7 3-14 10-27 19-40 30-6 5-6 6-6 7 0 3 1 5 4 5s10-6 14-9 10-8 14-11c28 60 56 121 83 181 3 7 5 7 9 7 7 0 8-2 10-8 64-132 129-263 192-395 3-5 3-7 3-9 0-3-4-8-9-8-3 0-6 2-9 10-59 122-119 245-178 366z"><text:p/></draw:path><draw:path draw:style-name="gr11" draw:text-style-name="P22" svg:width="0.222cm" svg:height="0.016cm" svg:x="2.162cm" svg:y="0.056cm" svg:viewBox="0 0 223 17" svg:d="M112 17c-38 0-75 0-112 0 0-6 0-11 0-17 74 0 149 0 223 0 0 6 0 11 0 17-37 0-74 0-111 0z"><text:p/></draw:path><draw:path draw:style-name="gr12" draw:text-style-name="P22" svg:width="0.192cm" svg:height="0.19cm" svg:x="2.179cm" svg:y="0.191cm" svg:viewBox="0 0 193 191" svg:d="M140 26c-7-15-19-26-38-26-49 0-102 61-102 124 0 39 23 67 56 67 9 0 29-2 56-32 2 18 18 32 38 32 14 0 24-10 31-24s9-28 12-41c0-5-3-5-5-5-4 0-4 3-6 9-7 26-14 51-32 51-11 0-12-10-12-19s0-13 5-31 6-22 9-39c5-19 11-39 16-58 2-11 2-12 2-15 0-7-4-11-12-11-10 0-16 10-18 18zM113 136c-1 7-1 8-9 15-18 23-36 30-46 30-22 0-28-22-28-39 0-21 13-74 23-93 13-24 32-39 49-39 28 0 34 32 34 36 0 2-2 6-2 7-7 27-14 55-21 83z"><text:p/></draw:path><draw:path draw:style-name="gr13" draw:text-style-name="P22" svg:width="0.279cm" svg:height="0.278cm" svg:x="2.503cm" svg:y="0.131cm" svg:viewBox="0 0 280 279" svg:d="M149 148c39 0 78 0 117 0 6 0 14 0 14-9 0-8-8-8-14-8-39 0-78 0-117 0 0-40 0-78 0-118 0-6 0-13-9-13-8 0-8 7-8 13 0 40 0 78 0 118-40 0-79 0-119 0-6 0-13 0-13 8 0 9 7 9 13 9 40 0 79 0 119 0 0 38 0 78 0 116 0 6 0 15 8 15 9 0 9-9 9-15 0-38 0-78 0-116z"><text:p/></draw:path><draw:path draw:style-name="gr14" draw:text-style-name="P22" svg:width="0.328cm" svg:height="0.419cm" svg:x="2.931cm" svg:y="0cm" svg:viewBox="0 0 329 420" svg:d="M133 376c-25-54-49-109-74-163-3-6-5-6-6-6s-3 0-7 3c-14 10-28 19-41 30-5 4-5 5-5 7s1 4 4 4c2 0 9-6 14-8 2-3 10-8 14-11 28 60 56 121 83 181 3 7 5 7 9 7 6 0 7-3 10-8 64-132 128-263 191-395 4-6 4-7 4-9 0-3-4-8-9-8-3 0-6 2-9 10-59 122-119 245-178 366z"><text:p/></draw:path><draw:path draw:style-name="gr15" draw:text-style-name="P22" svg:width="0.18cm" svg:height="0.016cm" svg:x="3.251cm" svg:y="0cm" svg:viewBox="0 0 181 17" svg:d="M90 17c-30 0-60 0-90 0 0-6 0-11 0-17 60 0 121 0 181 0 0 6 0 11 0 17-30 0-61 0-91 0z"><text:p/></draw:path><draw:path draw:style-name="gr16" draw:text-style-name="P22" svg:width="0.154cm" svg:height="0.294cm" svg:x="3.272cm" svg:y="0.085cm" svg:viewBox="0 0 155 295" svg:d="M80 4c-2-2 0-4-6-4-9 0-39 2-50 4-4 0-8 1-8 8 0 5 3 5 9 5 21 0 22 3 22 7s-4 18-6 26c-12 46-23 92-35 137-5 22-6 28-6 44 0 38 22 64 53 64 50 0 102-62 102-122 0-38-23-67-57-67-19 0-36 12-49 25 11-43 21-85 31-127zM41 163c2-9 2-9 6-14 20-28 39-34 50-34 16 0 28 12 28 40 0 24-15 73-22 89-14 26-33 42-50 42-15 0-28-12-28-41 0-8 0-17 6-43 4-13 6-27 10-39z"><text:p/></draw:path></draw:g></draw:g><text:s/></text:p>
      <text:p text:style-name="P5"/>
      <text:p text:style-name="P5"/>
      <text:p text:style-name="P5">III – Factoriser et développer <text:span text:style-name="T5">à l’aide des règles de calcul et identités remarquables</text:span></text:p>
      <text:p text:style-name="P5"/>
      <text:p text:style-name="P8">Règles de calcul simples :</text:p>
      <text:p text:style-name="P8"/>
      <text:p text:style-name="P8">k x (a+b) = k x a + k x b</text:p>
      <text:p text:style-name="P8"/>
      <text:p text:style-name="P8">k x (a-b) = k x a – k x b</text:p>
      <text:p text:style-name="P8"/>
      <text:p text:style-name="P8">(a+b)(c+d) = a x c + a x d + b x c + b x d</text:p>
      <text:p text:style-name="P8"/>
      <text:p text:style-name="P8">Identités remarquables <text:span text:style-name="T6">à savoir :</text:span></text:p>
      <text:p text:style-name="P8"/>
      <text:p text:style-name="P8"><draw:g text:anchor-type="as-char" svg:y="-1.24cm" draw:z-index="2" draw:style-name="gr1"><svg:title>TexMaths</svg:title><svg:desc>12§latex§(a+b)^2 = a^2+2ab+b^2 \\ \\
(a-b)^2 = a^2-2ab+b^2 \\ \\
(a-b)(a+b) = a^2-b^2 \\ \\§svg§600§FALSE§</svg:desc><draw:g draw:style-name="gr2"><draw:path draw:style-name="gr102" draw:text-style-name="P21" svg:width="4.827cm" svg:height="2.433cm" svg:x="0.001cm" svg:y="0.022cm" svg:viewBox="0 0 4828 2434" svg:d="M2415 2434c-805 0-1610 0-2415 0 0-812 0-1623 0-2434 1609 0 3219 0 4828 0 0 811 0 1622 0 2434-803 0-1609 0-2413 0z"><text:p/></draw:path><draw:path draw:style-name="gr103" draw:text-style-name="P22" svg:width="0.097cm" svg:height="0.42cm" svg:x="0.654cm" svg:y="0.034cm" svg:viewBox="0 0 98 421" svg:d="M98 416c0-1 0-2-7-8-53-54-66-133-66-198 0-73 16-146 67-199 6-5 6-6 6-7 0-3-2-4-4-4-4 0-42 28-68 82-21 46-26 93-26 128 0 34 5 84 28 132 25 52 62 79 66 79 2 0 4-1 4-5z"><text:p/></draw:path><draw:path draw:style-name="gr104" draw:text-style-name="P22" svg:width="0.189cm" svg:height="0.192cm" svg:x="0.794cm" svg:y="0.162cm" svg:viewBox="0 0 190 193" svg:d="M122 156c2 17 14 35 33 35 9 0 35-6 35-40 0-8 0-15 0-24-4 0-8 0-11 0 0 9 0 16 0 24 0 24-10 27-15 27-14 0-15-20-15-21 0-29 0-56 0-85 0-17 0-34-16-49-17-17-37-23-57-23-35 0-64 19-64 47 0 13 8 20 19 20 12 0 19-8 19-19 0-6-1-19-21-20 12-15 32-20 45-20 22 0 46 17 46 54 0 5 0 11 0 16-22 1-52 2-78 16-31 14-42 36-42 55 0 33 41 44 67 44 28 0 47-17 55-37zM120 88c0 14 0 27 0 42 0 39-31 54-50 54-21 0-38-15-38-36 0-23 18-58 88-60z"><text:p/></draw:path><draw:path draw:style-name="gr105" draw:text-style-name="P22" svg:width="0.28cm" svg:height="0.28cm" svg:x="1.01cm" svg:y="0.104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106" draw:text-style-name="P22" svg:width="0.207cm" svg:height="0.297cm" svg:x="1.327cm" svg:y="0.057cm" svg:viewBox="0 0 208 298" svg:d="M60 134c0-44 0-90 0-134-20 1-40 4-60 5 0 5 0 8 0 13 29 0 32 2 32 24 0 84 0 167 0 251 4 0 8 0 11 0 5-9 4-6 16-27 6 10 24 32 55 32 50 0 94-42 94-96s-41-95-89-95c-34 0-52 19-59 27zM62 245c0-29 0-58 0-87 0-8 0-8 4-15 17-24 40-28 50-28 20 0 34 12 45 28 11 17 12 41 12 59 0 15-1 40-13 60-9 12-26 26-48 26-18 0-34-10-45-25-5-10-5-11-5-18z"><text:p/></draw:path><draw:path draw:style-name="gr107" draw:text-style-name="P22" svg:width="0.097cm" svg:height="0.42cm" svg:x="1.573cm" svg:y="0.034cm" svg:viewBox="0 0 98 421" svg:d="M98 210c0-32-4-84-27-131-25-53-63-79-66-79s-5 1-5 4c0 1 0 2 8 9 41 42 65 109 65 197 0 72-15 146-67 199-6 5-6 6-6 7 0 3 2 5 5 5s42-29 67-83c22-45 26-92 26-128z"><text:p/></draw:path><draw:path draw:style-name="gr108" draw:text-style-name="P22" svg:width="0.13cm" svg:height="0.195cm" svg:x="1.731cm" svg:y="0.001cm" svg:viewBox="0 0 131 196" svg:d="M131 143c-4 0-6 0-10 0-1 6-3 24-8 26-3 3-25 3-29 3-18 0-36 0-54 0 31-28 41-36 59-51 21-17 42-35 42-63 0-36-31-58-69-58-37 0-62 26-62 53 0 15 13 17 16 17 7 0 15-5 15-16 0-5-1-16-17-16 10-21 29-27 44-27 28 0 44 23 44 47 0 26-18 46-28 56-24 24-46 47-70 71-4 2-4 3-4 11 41 0 82 0 122 0 3-18 6-35 9-53z"><text:p/></draw:path><draw:path draw:style-name="gr109" draw:text-style-name="P22" svg:width="0.28cm" svg:height="0.097cm" svg:x="2.043cm" svg:y="0.195cm" svg:viewBox="0 0 281 98" svg:d="M266 17c6 0 15 0 15-9 0-8-9-8-15-8-84 0-169 0-253 0-5 0-13 0-13 8 0 9 8 9 14 9 84 0 168 0 252 0zM266 98c6 0 15 0 15-8s-9-8-15-8c-84 0-168 0-252 0-6 0-14 0-14 8s8 8 13 8c84 0 169 0 253 0z"><text:p/></draw:path><draw:path draw:style-name="gr110" draw:text-style-name="P22" svg:width="0.192cm" svg:height="0.19cm" svg:x="2.48cm" svg:y="0.164cm" svg:viewBox="0 0 193 191" svg:d="M140 26c-7-15-19-26-38-26-49 0-102 61-102 124 0 39 23 67 56 67 9 0 29-3 56-33 2 18 18 33 38 33 14 0 24-10 31-24 7-15 9-28 12-41 0-5-3-5-5-5-4 0-4 3-6 9-7 26-14 51-32 51-11 0-12-11-12-19 0-10 0-13 5-31s6-22 9-39c5-19 11-39 16-58 2-12 2-12 2-15 0-7-4-11-12-11-10 0-16 9-18 18zM113 136c-1 7-1 8-9 15-18 23-36 30-46 30-22 0-28-23-28-39 0-21 13-74 23-93 13-25 32-41 49-41 28 0 34 35 34 38 0 2-2 6-2 7-7 27-14 55-21 83z"><text:p/></draw:path><draw:path draw:style-name="gr111" draw:text-style-name="P22" svg:width="0.13cm" svg:height="0.195cm" svg:x="2.704cm" svg:y="0.001cm" svg:viewBox="0 0 131 196" svg:d="M131 143c-4 0-6 0-10 0-1 6-5 24-8 26-3 3-25 3-29 3-18 0-36 0-54 0 31-28 41-36 59-51 21-17 42-35 42-63 0-36-31-58-70-58-36 0-61 26-61 53 0 15 13 17 16 17 7 0 15-5 15-16 0-5-1-16-17-16 10-21 29-27 44-27 28 0 44 23 44 47 0 26-18 46-28 56-24 24-46 47-70 71-4 2-4 3-4 11 41 0 82 0 122 0 3-18 6-35 9-53z"><text:p/></draw:path><draw:path draw:style-name="gr112" draw:text-style-name="P22" svg:width="0.28cm" svg:height="0.28cm" svg:x="2.992cm" svg:y="0.104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113" draw:text-style-name="P22" svg:width="0.167cm" svg:height="0.28cm" svg:x="3.412cm" svg:y="0.069cm" svg:viewBox="0 0 168 281" svg:d="M32 248c15-14 30-28 45-43 66-59 91-81 91-123 0-48-38-82-90-82-47 0-78 38-78 77 0 23 20 23 22 23 7 0 21-5 21-22 0-11-7-23-21-23-4 0-5 0-6 1 9-27 32-43 57-43 39 0 57 34 57 69 0 33-22 67-45 93-27 30-54 60-81 90-4 5-4 6-4 16 52 0 104 0 156 0 4-24 8-49 12-73-4 0-7 0-11 0-2 12-5 31-9 37-3 3-30 3-40 3-25 0-50 0-76 0z"><text:p/></draw:path><draw:path draw:style-name="gr114" draw:text-style-name="P22" svg:width="0.192cm" svg:height="0.19cm" svg:x="3.619cm" svg:y="0.164cm" svg:viewBox="0 0 193 191" svg:d="M140 26c-8-15-20-26-39-26-49 0-101 61-101 124 0 39 23 67 55 67 10 0 30-3 55-33 4 18 18 33 39 33 14 0 25-10 31-24 7-15 8-28 13-41 0-5-3-5-6-5s-3 3-5 9c-7 26-15 51-32 51-12 0-13-11-13-19 0-10 1-13 6-31s5-22 9-39c5-19 10-39 15-58 3-12 3-12 3-15 0-7-6-11-12-11-10 0-16 9-18 18zM113 136c-3 7-3 8-9 15-19 23-36 30-48 30-20 0-26-23-26-39 0-21 13-74 23-93 13-25 32-41 49-41 28 0 34 35 34 38 0 2-2 6-3 7-7 27-13 55-20 83z"><text:p/></draw:path><draw:path draw:style-name="gr115" draw:text-style-name="P22" svg:width="0.154cm" svg:height="0.297cm" svg:x="3.844cm" svg:y="0.057cm" svg:viewBox="0 0 155 298" svg:d="M80 5c-1-1 0-5-4-5-10 0-41 4-52 5-4 0-8 0-8 8 0 5 3 5 10 5 21 0 21 2 21 7 0 3-4 17-6 27-11 45-23 91-34 136-6 22-7 28-7 44 0 39 23 66 54 66 49 0 101-64 101-124 0-38-22-67-55-67-21 0-38 12-51 25 11-42 21-85 31-127zM41 164c2-9 2-10 7-14 20-28 40-35 50-35 15 0 27 13 27 40 0 25-15 74-22 90-14 27-33 43-49 43-14 0-29-11-29-42 0-8 0-17 7-43 3-13 6-25 9-39z"><text:p/></draw:path><draw:path draw:style-name="gr116" draw:text-style-name="P22" svg:width="0.28cm" svg:height="0.28cm" svg:x="4.123cm" svg:y="0.104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117" draw:text-style-name="P22" svg:width="0.155cm" svg:height="0.297cm" svg:x="4.54cm" svg:y="0.057cm" svg:viewBox="0 0 156 298" svg:d="M82 5c-3-1 0-5-6-5-10 0-41 4-52 5-4 0-7 0-7 8 0 5 3 5 9 5 21 0 22 2 22 7 0 3-5 17-6 27-12 45-23 91-35 136-5 22-7 28-7 44 0 39 23 66 54 66 49 0 102-64 102-124 0-38-23-67-56-67-20 0-38 12-50 25 11-42 21-85 32-127zM42 164c2-9 2-10 6-14 20-28 40-35 50-35 16 0 27 13 27 40 0 25-13 74-22 90-13 27-32 43-49 43-14 0-29-11-29-42 0-8 0-17 7-43 4-13 6-25 10-39z"><text:p/></draw:path><draw:path draw:style-name="gr118" draw:text-style-name="P22" svg:width="0.13cm" svg:height="0.195cm" svg:x="4.72cm" svg:y="0.001cm" svg:viewBox="0 0 131 196" svg:d="M131 143c-4 0-7 0-11 0 0 6-4 24-7 26-3 3-25 3-29 3-18 0-37 0-55 0 31-28 42-36 60-51 21-17 42-35 42-63 0-36-31-58-70-58-36 0-61 26-61 53 0 15 13 17 16 17 7 0 15-5 15-16 0-5-2-16-17-16 9-21 29-27 44-27 28 0 44 23 44 47 0 26-18 46-28 56-24 24-46 47-70 71-4 2-4 3-4 11 41 0 80 0 121 0 4-18 6-35 10-53z"><text:p/></draw:path><draw:path draw:style-name="gr119" draw:text-style-name="P22" svg:width="0.097cm" svg:height="0.42cm" svg:x="0.021cm" svg:y="1.046cm" svg:viewBox="0 0 98 421" svg:d="M98 416c0-1 0-1-7-8-53-54-67-133-67-198 0-73 17-146 68-199 6-5 6-6 6-7 0-3-2-4-4-4-4 0-42 28-68 82-21 46-26 93-26 128 0 34 5 84 28 132 25 52 62 79 66 79 2 0 4-1 4-5z"><text:p/></draw:path><draw:path draw:style-name="gr120" draw:text-style-name="P22" svg:width="0.192cm" svg:height="0.19cm" svg:x="0.16cm" svg:y="1.177cm" svg:viewBox="0 0 193 191" svg:d="M140 26c-7-15-20-26-38-26-49 0-102 61-102 124 0 39 23 67 56 67 9 0 29-3 54-33 4 18 18 33 39 33 15 0 25-10 31-23 7-16 8-28 13-42 0-5-3-5-5-5-4 0-4 3-6 9-7 26-15 51-32 51-11 0-12-11-12-19 0-10 0-13 5-31s6-22 9-39c5-19 10-39 15-58 3-12 3-12 3-15 0-7-4-11-12-11-10 0-16 9-18 18zM113 136c-3 7-3 8-9 15-18 23-36 30-48 30-20 0-26-23-26-39 0-21 13-74 23-93 13-25 32-41 49-41 28 0 34 35 34 38 0 2-2 6-2 7-7 27-14 55-21 83z"><text:p/></draw:path><draw:path draw:style-name="gr121" draw:text-style-name="P22" svg:width="0.257cm" svg:height="0.016cm" svg:x="0.495cm" svg:y="1.246cm" svg:viewBox="0 0 258 17" svg:d="M242 17c8 0 16 0 16-9 0-8-8-8-16-8-75 0-152 0-228 0-7 0-14 0-14 8 0 9 7 9 14 9 76 0 153 0 228 0z"><text:p/></draw:path><draw:path draw:style-name="gr122" draw:text-style-name="P22" svg:width="0.154cm" svg:height="0.297cm" svg:x="0.902cm" svg:y="1.069cm" svg:viewBox="0 0 155 298" svg:d="M80 5c-1-1 0-5-4-5-11 0-41 4-52 5-4 0-8 0-8 8 0 5 3 5 9 5 21 0 22 2 22 7 0 3-4 17-6 27-12 45-23 91-35 136-5 22-6 28-6 44 0 39 22 66 53 66 50 0 102-64 102-124 0-38-23-67-57-67-19 0-36 12-49 25 11-42 21-85 31-127zM41 164c2-9 2-10 6-14 21-28 39-35 51-35 15 0 27 13 27 40 0 25-15 74-22 90-14 27-33 43-50 43-15 0-28-11-28-42 0-8 0-17 6-43 4-13 6-25 10-39z"><text:p/></draw:path><draw:path draw:style-name="gr123" draw:text-style-name="P22" svg:width="0.096cm" svg:height="0.42cm" svg:x="1.087cm" svg:y="1.046cm" svg:viewBox="0 0 97 421" svg:d="M97 210c0-32-3-84-27-131-26-53-62-79-66-79-3 0-4 1-4 4 0 1 0 2 8 9 41 42 65 109 65 197 0 72-15 146-67 199-6 6-6 6-6 7 0 3 1 5 4 5 4 0 43-29 67-83 21-45 26-92 26-128z"><text:p/></draw:path><draw:path draw:style-name="gr124" draw:text-style-name="P22" svg:width="0.13cm" svg:height="0.195cm" svg:x="1.245cm" svg:y="1.012cm" svg:viewBox="0 0 131 196" svg:d="M131 143c-4 0-7 0-11 0 0 6-4 24-7 26-3 3-25 3-29 3-18 0-37 0-55 0 31-28 42-36 60-51 21-17 42-35 42-63 0-36-31-58-70-58-36 0-61 26-61 53 0 15 13 17 16 17 7 0 15-5 15-16 0-5-2-16-17-16 9-21 29-27 44-27 28 0 44 23 44 47 0 26-18 46-28 56-24 24-46 47-70 71-4 2-4 3-4 11 41 0 80 0 121 0 4-18 6-35 10-53z"><text:p/></draw:path><draw:path draw:style-name="gr125" draw:text-style-name="P22" svg:width="0.279cm" svg:height="0.097cm" svg:x="1.557cm" svg:y="1.208cm" svg:viewBox="0 0 280 98" svg:d="M265 17c7 0 15 0 15-9 0-8-8-8-14-8-84 0-169 0-253 0-6 0-13 0-13 8 0 9 7 9 13 9 84 0 168 0 252 0zM266 98c6 0 14 0 14-8s-8-8-15-8c-84 0-168 0-252 0-6 0-13 0-13 8s7 8 13 8c84 0 169 0 253 0z"><text:p/></draw:path><draw:path draw:style-name="gr126" draw:text-style-name="P22" svg:width="0.192cm" svg:height="0.19cm" svg:x="1.995cm" svg:y="1.177cm" svg:viewBox="0 0 193 191" svg:d="M140 26c-7-15-20-26-38-26-50 0-102 61-102 124 0 39 23 67 56 67 9 0 29-3 54-33 4 18 18 33 39 33 15 0 25-10 31-23 7-16 8-28 13-42 0-5-3-5-5-5-4 0-4 3-6 9-7 26-15 51-32 51-12 0-13-11-13-19 0-10 1-13 6-31s6-22 9-39c5-19 10-39 15-58 3-12 3-12 3-15 0-7-4-11-12-11-10 0-16 9-18 18zM113 136c-3 7-3 8-9 15-18 23-36 30-48 30-20 0-26-23-26-39 0-21 13-74 23-93 13-25 32-41 49-41 28 0 34 35 34 38 0 2-2 6-2 7-7 27-14 55-21 83z"><text:p/></draw:path><draw:path draw:style-name="gr127" draw:text-style-name="P22" svg:width="0.13cm" svg:height="0.195cm" svg:x="2.219cm" svg:y="1.012cm" svg:viewBox="0 0 131 196" svg:d="M131 143c-4 0-7 0-11 0 0 6-4 24-7 26-3 3-25 3-29 3-18 0-37 0-55 0 31-28 42-36 60-51 21-17 42-35 42-63 0-36-31-58-70-58-36 0-61 26-61 53 0 15 13 17 16 17 7 0 15-5 15-16 0-5-2-16-17-16 9-21 29-27 44-27 28 0 44 23 44 47 0 26-18 46-28 56-24 24-48 47-72 71-2 2-2 3-2 11 41 0 80 0 121 0 4-18 6-35 10-53z"><text:p/></draw:path><draw:path draw:style-name="gr128" draw:text-style-name="P22" svg:width="0.257cm" svg:height="0.016cm" svg:x="2.517cm" svg:y="1.246cm" svg:viewBox="0 0 258 17" svg:d="M244 17c7 0 14 0 14-9 0-8-7-8-14-8-76 0-153 0-228 0-8 0-16 0-16 8 0 9 8 9 16 9 75 0 152 0 228 0z"><text:p/></draw:path><draw:path draw:style-name="gr129" draw:text-style-name="P22" svg:width="0.167cm" svg:height="0.28cm" svg:x="2.925cm" svg:y="1.081cm" svg:viewBox="0 0 168 281" svg:d="M32 248c16-14 30-28 46-43 65-59 90-81 90-123 0-48-37-82-89-82-48 0-79 38-79 77 0 23 22 23 23 23 7 0 21-5 21-22 0-11-7-23-21-23-4 0-5 0-6 1 9-27 32-43 56-43 39 0 57 34 57 69 0 33-21 67-44 93-27 30-54 60-81 90-5 5-5 6-5 16 53 0 104 0 157 0 4-24 7-49 11-73-4 0-6 0-10 0-2 12-6 31-9 37-4 3-31 3-40 3-25 0-51 0-77 0z"><text:p/></draw:path><draw:path draw:style-name="gr130" draw:text-style-name="P22" svg:width="0.192cm" svg:height="0.19cm" svg:x="3.131cm" svg:y="1.177cm" svg:viewBox="0 0 193 191" svg:d="M140 26c-7-15-19-26-38-26-49 0-102 61-102 124 0 39 24 67 56 67 9 0 30-3 56-33 3 18 18 33 38 33 14 0 24-10 31-23 7-16 9-28 12-42 0-5-3-5-5-5-3 0-4 3-6 9-7 26-14 51-31 51-12 0-13-11-13-19 0-10 1-13 6-31 4-18 5-22 8-39 5-19 11-39 16-58 2-12 2-12 2-15 0-7-4-11-12-11-9 0-15 9-18 18zM114 136c-2 7-2 8-8 15-20 23-36 30-48 30-22 0-28-23-28-39 0-21 14-74 24-93 13-25 31-41 48-41 28 0 34 35 34 38 0 2 0 6-2 7-7 27-13 55-20 83z"><text:p/></draw:path><draw:path draw:style-name="gr131" draw:text-style-name="P22" svg:width="0.154cm" svg:height="0.297cm" svg:x="3.358cm" svg:y="1.069cm" svg:viewBox="0 0 155 298" svg:d="M80 5c-1-1 0-5-4-5-11 0-41 4-52 5-4 0-8 0-8 8 0 5 3 5 9 5 21 0 22 2 22 7 0 3-4 17-6 27-12 45-23 91-35 136-5 22-6 28-6 44 0 39 22 66 53 66 50 0 102-64 102-124 0-38-23-67-57-67-19 0-36 12-49 25 11-42 21-85 31-127zM41 164c2-9 2-10 6-14 21-28 39-35 51-35 15 0 27 13 27 40 0 25-15 74-22 90-14 27-33 43-50 43-15 0-28-11-28-42 0-8 0-17 6-43 4-13 6-25 10-39z"><text:p/></draw:path><draw:path draw:style-name="gr132" draw:text-style-name="P22" svg:width="0.279cm" svg:height="0.28cm" svg:x="3.637cm" svg:y="1.116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133" draw:text-style-name="P22" svg:width="0.154cm" svg:height="0.297cm" svg:x="4.054cm" svg:y="1.069cm" svg:viewBox="0 0 155 298" svg:d="M80 5c-1-1 0-5-4-5-10 0-41 4-52 5-4 0-8 0-8 8 0 5 3 5 10 5 21 0 21 2 21 7 0 3-4 17-6 27-11 45-23 91-34 136-6 22-7 28-7 44 0 39 23 66 54 66 49 0 101-64 101-124 0-38-22-67-55-67-21 0-38 12-51 25 11-42 21-85 31-127zM41 164c2-9 2-10 7-14 20-28 40-35 50-35 15 0 27 13 27 40 0 25-15 74-22 90-14 27-33 43-49 43-14 0-29-11-29-42 0-8 0-17 7-43 3-13 6-25 9-39z"><text:p/></draw:path><draw:path draw:style-name="gr134" draw:text-style-name="P22" svg:width="0.129cm" svg:height="0.195cm" svg:x="4.234cm" svg:y="1.012cm" svg:viewBox="0 0 130 196" svg:d="M130 143c-4 0-6 0-10 0-1 6-4 24-7 26-3 3-25 3-30 3-18 0-36 0-54 0 31-28 42-36 59-51 21-17 42-35 42-63 0-36-32-58-69-58s-61 26-61 53c0 15 12 17 16 17 7 0 15-5 15-16 0-5-2-16-18-16 10-21 30-27 43-27 30 0 46 23 46 47 0 26-19 46-29 56-24 24-47 47-71 71-2 2-2 3-2 11 41 0 80 0 121 0 3-18 6-35 9-53z"><text:p/></draw:path><draw:path draw:style-name="gr135" draw:text-style-name="P22" svg:width="0.097cm" svg:height="0.42cm" svg:x="0.021cm" svg:y="2.056cm" svg:viewBox="0 0 98 421" svg:d="M98 416c0-1 0-1-7-8-53-54-67-133-67-198 0-73 17-146 68-199 6-5 6-6 6-7 0-3-2-4-4-4-4 0-42 28-68 82-21 46-26 93-26 128 0 34 5 84 28 132 25 52 62 79 66 79 2 0 4-1 4-5z"><text:p/></draw:path><draw:path draw:style-name="gr136" draw:text-style-name="P22" svg:width="0.192cm" svg:height="0.19cm" svg:x="0.16cm" svg:y="2.186cm" svg:viewBox="0 0 193 191" svg:d="M140 26c-7-15-20-26-38-26-49 0-102 61-102 124 0 39 23 67 56 67 9 0 29-3 54-33 4 18 18 33 39 33 15 0 25-10 31-23 7-16 8-28 13-42 0-5-3-5-5-5-4 0-4 3-6 9-7 26-15 51-32 51-11 0-12-11-12-19 0-10 0-13 5-31s6-22 9-39c5-19 10-39 15-58 3-12 3-12 3-15 0-7-4-11-12-11-10 0-16 9-18 18zM113 136c-3 7-3 8-9 15-18 23-36 30-48 30-20 0-26-23-26-39 0-21 13-74 23-93 13-25 32-41 49-41 28 0 34 35 34 38 0 2-2 6-2 7-7 27-14 55-21 83z"><text:p/></draw:path><draw:path draw:style-name="gr137" draw:text-style-name="P22" svg:width="0.257cm" svg:height="0.016cm" svg:x="0.495cm" svg:y="2.258cm" svg:viewBox="0 0 258 17" svg:d="M242 17c8 0 16 0 16-9 0-8-8-8-16-8-75 0-152 0-228 0-7 0-14 0-14 8 0 9 7 9 14 9 76 0 153 0 228 0z"><text:p/></draw:path><draw:path draw:style-name="gr138" draw:text-style-name="P22" svg:width="0.154cm" svg:height="0.297cm" svg:x="0.902cm" svg:y="2.079cm" svg:viewBox="0 0 155 298" svg:d="M80 5c-1-1 0-5-4-5-11 0-41 4-52 5-4 0-8 0-8 8 0 5 3 5 9 5 21 0 22 2 22 7 0 3-4 17-6 27-12 45-23 91-35 136-5 22-6 28-6 44 0 39 22 66 53 66 50 0 102-64 102-124 0-38-23-67-57-67-19 0-36 12-49 25 11-42 21-85 31-127zM41 164c2-9 2-10 6-14 21-28 39-35 51-35 15 0 27 13 27 40 0 25-15 74-22 90-14 27-33 43-50 43-15 0-28-11-28-42 0-8 0-17 6-43 4-13 6-25 10-39z"><text:p/></draw:path><draw:path draw:style-name="gr139" draw:text-style-name="P22" svg:width="0.096cm" svg:height="0.42cm" svg:x="1.087cm" svg:y="2.056cm" svg:viewBox="0 0 97 421" svg:d="M97 210c0-32-3-84-27-131-26-53-62-79-66-79-3 0-4 1-4 4 0 1 0 2 8 9 41 42 65 109 65 197 0 72-15 146-67 199-6 6-6 6-6 7 0 3 1 5 4 5 4 0 43-29 67-83 21-45 26-92 26-128z"><text:p/></draw:path><draw:path draw:style-name="gr140" draw:text-style-name="P22" svg:width="0.097cm" svg:height="0.42cm" svg:x="1.268cm" svg:y="2.056cm" svg:viewBox="0 0 98 421" svg:d="M98 416c0-1 0-1-7-8-53-54-66-133-66-198 0-73 16-146 67-199 6-5 6-6 6-7 0-3-1-4-4-4-4 0-42 28-66 82-22 46-28 93-28 128 0 34 5 84 29 132 25 52 61 79 65 79 3 0 4-1 4-5z"><text:p/></draw:path><draw:path draw:style-name="gr141" draw:text-style-name="P22" svg:width="0.192cm" svg:height="0.19cm" svg:x="1.407cm" svg:y="2.186cm" svg:viewBox="0 0 193 191" svg:d="M140 26c-7-15-19-26-38-26-49 0-102 61-102 124 0 39 24 67 56 67 9 0 30-3 56-33 3 18 18 33 38 33 14 0 24-10 31-23 7-16 9-28 12-42 0-5-3-5-5-5-3 0-4 3-6 9-7 26-14 51-32 51-11 0-12-11-12-19 0-10 1-13 5-31 5-18 6-22 9-39 5-19 11-39 16-58 2-12 2-12 2-15 0-7-4-11-12-11-9 0-16 9-18 18zM113 136c-1 7-1 8-9 15-18 23-34 30-46 30-22 0-28-23-28-39 0-21 14-74 24-93 12-25 31-41 48-41 28 0 34 35 34 38 0 2-2 6-2 7-7 27-14 55-21 83z"><text:p/></draw:path><draw:path draw:style-name="gr142" draw:text-style-name="P22" svg:width="0.279cm" svg:height="0.28cm" svg:x="1.731cm" svg:y="2.126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143" draw:text-style-name="P22" svg:width="0.154cm" svg:height="0.297cm" svg:x="2.149cm" svg:y="2.079cm" svg:viewBox="0 0 155 298" svg:d="M80 5c-1-1 0-5-4-5-10 0-41 4-52 5-4 0-8 0-8 8 0 5 4 5 10 5 21 0 21 2 21 7 0 3-4 17-6 27-11 45-23 91-34 136-6 22-7 28-7 44 0 39 23 66 54 66 49 0 101-64 101-124 0-38-22-67-55-67-21 0-38 12-51 25 11-42 21-85 31-127zM41 164c3-9 3-10 7-14 20-28 40-35 50-35 16 0 27 13 27 40 0 25-15 74-22 90-13 27-33 43-49 43-14 0-29-11-29-42 0-8 0-17 7-43 3-13 6-25 9-39z"><text:p/></draw:path><draw:path draw:style-name="gr144" draw:text-style-name="P22" svg:width="0.097cm" svg:height="0.42cm" svg:x="2.333cm" svg:y="2.056cm" svg:viewBox="0 0 98 421" svg:d="M98 210c0-32-4-84-27-131-25-53-63-79-66-79s-5 1-5 4c0 1 0 2 8 9 41 42 65 109 65 197 0 72-15 146-67 199-6 6-6 6-6 7 0 3 2 5 5 5s42-29 67-83c22-45 26-92 26-128z"><text:p/></draw:path><draw:path draw:style-name="gr145" draw:text-style-name="P22" svg:width="0.28cm" svg:height="0.097cm" svg:x="2.613cm" svg:y="2.217cm" svg:viewBox="0 0 281 98" svg:d="M266 17c6 0 15 0 15-9 0-8-9-8-15-8-84 0-168 0-252 0-6 0-14 0-14 8 0 9 8 9 14 9 84 0 168 0 252 0zM266 98c6 0 15 0 15-8s-9-8-15-8c-84 0-168 0-252 0-6 0-14 0-14 8s8 8 14 8c84 0 168 0 252 0z"><text:p/></draw:path><draw:path draw:style-name="gr146" draw:text-style-name="P22" svg:width="0.192cm" svg:height="0.19cm" svg:x="3.052cm" svg:y="2.186cm" svg:viewBox="0 0 193 191" svg:d="M140 26c-8-15-20-26-39-26-49 0-101 61-101 124 0 39 23 67 55 67 9 0 30-3 55-33 4 18 18 33 39 33 14 0 24-10 31-23 7-16 8-28 13-42 0-5-5-5-6-5-3 0-5 3-6 9-7 26-14 51-31 51-12 0-13-11-13-19 0-10 1-13 6-31s5-22 8-39c5-19 11-39 16-58 3-12 3-12 3-15 0-7-6-11-13-11-9 0-15 9-17 18zM113 136c-3 7-3 8-9 15-19 23-36 30-48 30-21 0-26-23-26-39 0-21 13-74 23-93 13-25 32-41 49-41 26 0 32 35 32 38 0 2 0 6-1 7-7 27-13 55-20 83z"><text:p/></draw:path><draw:path draw:style-name="gr147" draw:text-style-name="P22" svg:width="0.129cm" svg:height="0.195cm" svg:x="3.277cm" svg:y="2.023cm" svg:viewBox="0 0 130 196" svg:d="M130 143c-4 0-6 0-10 0-1 6-4 24-7 26-3 3-25 3-30 3-18 0-36 0-54 0 31-28 42-36 59-51 22-17 42-35 42-63 0-36-32-58-69-58s-61 26-61 53c0 15 12 17 16 17 7 0 15-5 15-16 0-5-2-16-18-16 10-21 30-27 43-27 30 0 46 23 46 47 0 26-19 46-28 56-24 24-48 47-72 71-2 2-2 3-2 11 41 0 80 0 121 0 3-18 6-35 9-53z"><text:p/></draw:path><draw:path draw:style-name="gr148" draw:text-style-name="P22" svg:width="0.257cm" svg:height="0.016cm" svg:x="3.575cm" svg:y="2.258cm" svg:viewBox="0 0 258 17" svg:d="M244 17c7 0 14 0 14-9 0-8-7-8-14-8-77 0-153 0-230 0-7 0-14 0-14 8 0 9 7 9 14 9 77 0 153 0 230 0z"><text:p/></draw:path><draw:path draw:style-name="gr149" draw:text-style-name="P22" svg:width="0.154cm" svg:height="0.297cm" svg:x="3.982cm" svg:y="2.079cm" svg:viewBox="0 0 155 298" svg:d="M80 5c-1-1 0-5-4-5-10 0-41 4-52 5-4 0-8 0-8 8 0 5 3 5 10 5 21 0 21 2 21 7 0 3-4 17-6 27-11 45-23 91-34 136-6 22-7 28-7 44 0 39 23 66 54 66 49 0 101-64 101-124 0-38-22-67-55-67-21 0-38 12-51 25 11-42 21-85 31-127zM41 164c2-9 2-10 7-14 20-28 40-35 50-35 15 0 27 13 27 40 0 25-15 74-22 90-14 27-33 43-49 43-14 0-29-11-29-42 0-8 0-17 7-43 3-13 6-25 9-39z"><text:p/></draw:path><draw:path draw:style-name="gr150" draw:text-style-name="P22" svg:width="0.129cm" svg:height="0.195cm" svg:x="4.162cm" svg:y="2.023cm" svg:viewBox="0 0 130 196" svg:d="M130 143c-4 0-6 0-10 0-1 6-4 24-7 26-3 3-25 3-30 3-18 0-36 0-54 0 31-28 42-36 59-51 21-17 42-35 42-63 0-36-32-58-69-58s-61 26-61 53c0 15 12 17 16 17 7 0 15-5 15-16 0-5-2-16-18-16 10-21 30-27 43-27 30 0 46 23 46 47 0 26-19 46-29 56-24 24-47 47-71 71-2 2-2 3-2 11 41 0 80 0 121 0 3-18 6-35 9-53z"><text:p/></draw:path></draw:g></draw:g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l" svg:font-family="Ari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960*" fo:start-indent="0cm" fo:end-indent="0.249cm"/>
          <style:column style:rel-width="467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09:37:31.692000000</meta:creation-date>
    <dc:date>2021-10-16T10:23:48.653000000</dc:date>
    <meta:editing-duration>PT13M42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6" meta:word-count="345" meta:character-count="1655" meta:non-whitespace-character-count="1318"/>
  </office:meta>
</office:document-meta>
</file>